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Geomanist Book" svg:font-family="'Geomanist Book', sans-serif"/>
    <style:font-face style:name="Georgia" svg:font-family="Georgia, 'Times New Roman', serif"/>
    <style:font-face style:name="Helvetica Neue" svg:font-family="'Helvetica Neue', Helvetica, Arial, sans-serif"/>
    <style:font-face style:name="Inconsolata" svg:font-family="Inconsolata, monospace"/>
    <style:font-face style:name="Mangal1" svg:font-family="Mangal"/>
    <style:font-face style:name="Menlo" svg:font-family="Menlo, Monaco, Consolas, 'Courier New', monospace"/>
    <style:font-face style:name="Menlo1" svg:font-family="Menlo, Monaco, Consolas, 'courier new', monospace"/>
    <style:font-face style:name="Monaco" svg:font-family="Monaco, 'DejaVu Sans Mono', 'Courier New', monospace"/>
    <style:font-face style:name="Monaco1" svg:font-family="Monaco, Menlo, Consolas, 'Courier New', monospace"/>
    <style:font-face style:name="Open Sans" svg:font-family="'Open Sans', sans-serif"/>
    <style:font-face style:name="Roboto" svg:font-family="Roboto"/>
    <style:font-face style:name="geomanist book" svg:font-family="'geomanist book', sans-serif"/>
    <style:font-face style:name="helvetica" svg:font-family="helvetica, arial, freesans, clean, sans-serif"/>
    <style:font-face style:name="inherit" svg:font-family="inherit"/>
    <style:font-face style:name="monospace" svg:font-family="monospace"/>
    <style:font-face style:name="monospace1" svg:font-family="monospace, monospace"/>
    <style:font-face style:name="open sans" svg:font-family="'open sans',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fc4a"/>
    </style:style>
    <style:style style:name="P2" style:family="paragraph" style:parent-style-name="Standard">
      <style:text-properties officeooo:paragraph-rsid="0011a547"/>
    </style:style>
    <style:style style:name="P3"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4"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officeooo:paragraph-rsid="00113371"/>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8"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9"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10" style:family="paragraph" style:parent-style-name="Heading">
      <style:text-properties officeooo:paragraph-rsid="000cfc4a"/>
    </style:style>
    <style:style style:name="P11"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2"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13" style:family="paragraph" style:parent-style-name="Text_20_body">
      <style:text-properties officeooo:paragraph-rsid="0011a547"/>
    </style:style>
    <style:style style:name="P14" style:family="paragraph" style:parent-style-name="Text_20_body">
      <style:paragraph-properties style:line-height-at-least="0.1874in" fo:orphans="2" fo:widows="2"/>
    </style:style>
    <style:style style:name="P15"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P16" style:family="paragraph" style:parent-style-name="Standard" style:list-style-name="L2">
      <style:text-properties fo:font-variant="normal" fo:text-transform="none" fo:letter-spacing="normal" fo:font-style="normal" fo:font-weight="normal" officeooo:paragraph-rsid="000cfc4a"/>
    </style:style>
    <style:style style:name="P17" style:family="paragraph" style:parent-style-name="Standard">
      <style:text-properties fo:font-variant="normal" fo:text-transform="none" fo:letter-spacing="normal" fo:font-style="normal" fo:font-weight="normal" officeooo:paragraph-rsid="000cfc4a"/>
    </style:style>
    <style:style style:name="P18" style:family="paragraph" style:parent-style-name="Standard" style:list-style-name="L1">
      <style:text-properties fo:font-variant="normal" fo:text-transform="none" fo:letter-spacing="normal" fo:font-style="normal" fo:font-weight="normal" officeooo:paragraph-rsid="000d9c2c"/>
    </style:style>
    <style:style style:name="P19" style:family="paragraph" style:parent-style-name="Standard" style:list-style-name="L2">
      <style:text-properties fo:font-variant="normal" fo:text-transform="none" style:text-line-through-style="none" style:text-line-through-type="none" fo:letter-spacing="normal" fo:font-style="italic" style:text-underline-style="solid" style:text-underline-width="auto" style:text-underline-color="font-color" fo:font-weight="bold" officeooo:rsid="000cfc4a" officeooo:paragraph-rsid="0018c6e0" style:font-style-asian="italic" style:font-weight-asian="bold" style:font-style-complex="italic" style:font-weight-complex="bold"/>
    </style:style>
    <style:style style:name="P20" style:family="paragraph" style:parent-style-name="Standard"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2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0d9c2c" style:font-size-asian="12pt" style:font-style-asian="normal" style:font-weight-asian="normal" style:font-size-complex="12pt" style:font-style-complex="normal" style:font-weight-complex="normal"/>
    </style:style>
    <style:style style:name="P22" style:family="paragraph" style:parent-style-name="Standard" style:list-style-name="L17">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18d446" style:font-size-asian="12pt" style:font-style-asian="italic" style:font-weight-asian="bold" style:font-size-complex="12pt" style:font-style-complex="italic" style:font-weight-complex="bold"/>
    </style:style>
    <style:style style:name="P23" style:family="paragraph" style:parent-style-name="Standard">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18d446" style:font-size-asian="12pt" style:font-style-asian="italic" style:font-weight-asian="bold" style:font-size-complex="12pt" style:font-style-complex="italic" style:font-weight-complex="bold"/>
    </style:style>
    <style:style style:name="P24" style:family="paragraph" style:parent-style-name="Standard"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25" style:family="paragraph" style:parent-style-name="Standard" style:list-style-name="L8">
      <style:text-properties officeooo:paragraph-rsid="0011a547"/>
    </style:style>
    <style:style style:name="P26" style:family="paragraph" style:parent-style-name="Standard" style:list-style-name="L1">
      <style:text-properties officeooo:paragraph-rsid="000d9c2c"/>
    </style:style>
    <style:style style:name="P27"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28"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3371"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a547" style:font-size-asian="12pt" style:font-style-asian="italic" style:font-weight-asian="bold" style:font-size-complex="12pt" style:font-style-complex="italic" style:font-weight-complex="bold"/>
    </style:style>
    <style:style style:name="P30"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1a547" style:font-size-asian="12pt" style:font-style-asian="italic" style:font-weight-asian="bold" style:font-size-complex="12pt" style:font-style-complex="italic" style:font-weight-complex="bold"/>
    </style:style>
    <style:style style:name="P31" style:family="paragraph" style:parent-style-name="Text_20_body" style:list-style-name="L1">
      <style:text-properties officeooo:rsid="000d9c2c" officeooo:paragraph-rsid="000d9c2c"/>
    </style:style>
    <style:style style:name="P32"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33"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e9b5c" style:font-style-asian="normal" style:font-weight-asian="normal" style:font-style-complex="normal" style:font-weight-complex="normal"/>
    </style:style>
    <style:style style:name="P34" style:family="paragraph" style:parent-style-name="Text_20_body" style:list-style-name="L3">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5" style:family="paragraph" style:parent-style-name="Text_20_body" style:list-style-name="L4">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6" style:family="paragraph" style:parent-style-name="Text_20_body"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37" style:family="paragraph" style:parent-style-name="Text_20_body" style:list-style-name="L7">
      <style:text-properties officeooo:paragraph-rsid="0011a547"/>
    </style:style>
    <style:style style:name="P38" style:family="paragraph" style:parent-style-name="Text_20_body" style:list-style-name="L8">
      <style:text-properties officeooo:paragraph-rsid="0011a547"/>
    </style:style>
    <style:style style:name="P39" style:family="paragraph" style:parent-style-name="Text_20_body" style:list-style-name="L8">
      <style:text-properties officeooo:paragraph-rsid="00131d21"/>
    </style:style>
    <style:style style:name="P40" style:family="paragraph" style:parent-style-name="Text_20_body" style:list-style-name="L8">
      <style:text-properties officeooo:paragraph-rsid="0013261b"/>
    </style:style>
    <style:style style:name="P41"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44"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45"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11a547" style:font-style-asian="normal" style:font-weight-asian="normal" style:font-style-complex="normal" style:font-weight-complex="normal"/>
    </style:style>
    <style:style style:name="P4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313f" style:font-name="Liberation Serif" fo:font-size="12pt" fo:letter-spacing="normal" fo:font-style="normal" fo:font-weight="normal" style:font-size-asian="12pt" style:font-size-complex="12pt" loext:padding="0in" loext:border="none"/>
    </style:style>
    <style:style style:name="P47" style:family="paragraph" style:parent-style-name="Text_20_body">
      <style:paragraph-properties fo:margin-left="0in" fo:margin-right="0in" fo:orphans="2" fo:widows="2" fo:text-indent="0in" style:auto-text-indent="false"/>
    </style:style>
    <style:style style:name="P48" style:family="paragraph" style:parent-style-name="Text_20_body">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49" style:family="paragraph" style:parent-style-name="Text_20_body" style:list-style-name="L12">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50" style:family="paragraph" style:parent-style-name="Text_20_body" style:list-style-name="L13">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51" style:family="paragraph" style:parent-style-name="Text_20_body" style:list-style-name="L14">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52" style:family="paragraph" style:parent-style-name="Text_20_body" style:list-style-name="L16">
      <style:paragraph-properties fo:margin-left="0in" fo:margin-right="0in" fo:margin-top="0.1043in" fo:margin-bottom="0.1043in" loext:contextual-spacing="false" style:line-height-at-least="0.25in" fo:orphans="2" fo:widows="2" fo:text-indent="0in" style:auto-text-indent="false"/>
      <style:text-properties fo:font-variant="normal" fo:text-transform="none" fo:color="#33444c" style:font-name="Liberation Serif" fo:font-size="12pt" fo:letter-spacing="normal" fo:font-style="normal" fo:font-weight="normal" style:font-size-asian="12pt" style:font-size-complex="12pt"/>
    </style:style>
    <style:style style:name="P53" style:family="paragraph" style:parent-style-name="Text_20_body">
      <style:paragraph-properties fo:margin-left="0in" fo:margin-right="0in" fo:margin-top="0.1043in" fo:margin-bottom="0.1043in" loext:contextual-spacing="false" style:line-height-at-least="0.25in" fo:orphans="2" fo:widows="2" fo:text-indent="0in" style:auto-text-indent="false"/>
    </style:style>
    <style:style style:name="P54" style:family="paragraph" style:parent-style-name="Text_20_body" style:list-style-name="L11">
      <style:paragraph-properties fo:margin-left="0in" fo:margin-right="0in" fo:margin-top="0.1043in" fo:margin-bottom="0.1043in" loext:contextual-spacing="false" style:line-height-at-least="0.25in" fo:orphans="2" fo:widows="2" fo:text-indent="0in" style:auto-text-indent="false"/>
    </style:style>
    <style:style style:name="P55" style:family="paragraph" style:parent-style-name="Text_20_body" style:list-style-name="L13">
      <style:paragraph-properties fo:margin-left="0in" fo:margin-right="0in" fo:margin-top="0.1043in" fo:margin-bottom="0.1043in" loext:contextual-spacing="false" style:line-height-at-least="0.25in" fo:orphans="2" fo:widows="2" fo:text-indent="0in" style:auto-text-indent="false"/>
    </style:style>
    <style:style style:name="P56" style:family="paragraph" style:parent-style-name="Text_20_body">
      <style:paragraph-properties fo:margin-left="0in" fo:margin-right="0in" fo:margin-top="0.1563in" fo:margin-bottom="0.1563in" loext:contextual-spacing="false" style:line-height-at-least="0.25in" fo:orphans="2" fo:widows="2" fo:text-indent="0in" style:auto-text-indent="false"/>
    </style:style>
    <style:style style:name="P57" style:family="paragraph" style:parent-style-name="Text_20_body" style:list-style-name="L12">
      <style:paragraph-properties fo:margin-left="0in" fo:margin-right="0in" fo:margin-top="0.1563in" fo:margin-bottom="0.1563in" loext:contextual-spacing="false" style:line-height-at-least="0.25in" fo:orphans="2" fo:widows="2" fo:text-indent="0in" style:auto-text-indent="false"/>
    </style:style>
    <style:style style:name="P58" style:family="paragraph" style:parent-style-name="Text_20_body" style:list-style-name="L13">
      <style:paragraph-properties fo:margin-left="0in" fo:margin-right="0in" fo:margin-top="0.1563in" fo:margin-bottom="0.1563in" loext:contextual-spacing="false" style:line-height-at-least="0.25in" fo:orphans="2" fo:widows="2" fo:text-indent="0in" style:auto-text-indent="false"/>
    </style:style>
    <style:style style:name="P59" style:family="paragraph" style:parent-style-name="Text_20_body" style:list-style-name="L14">
      <style:paragraph-properties fo:margin-left="0in" fo:margin-right="0in" fo:margin-top="0.1563in" fo:margin-bottom="0.1563in" loext:contextual-spacing="false" style:line-height-at-least="0.25in" fo:orphans="2" fo:widows="2" fo:text-indent="0in" style:auto-text-indent="false"/>
    </style:style>
    <style:style style:name="P60" style:family="paragraph" style:parent-style-name="Text_20_body" style:list-style-name="L15">
      <style:paragraph-properties fo:margin-left="0in" fo:margin-right="0in" fo:margin-top="0.1563in" fo:margin-bottom="0.1563in" loext:contextual-spacing="false" fo:orphans="2" fo:widows="2" fo:text-indent="0in" style:auto-text-indent="false"/>
    </style:style>
    <style:style style:name="P61" style:family="paragraph" style:parent-style-name="Text_20_body">
      <style:paragraph-properties fo:margin-left="0in" fo:margin-right="0in" fo:margin-top="0in" fo:margin-bottom="0.2083in" loext:contextual-spacing="false" style:line-height-at-least="0.3126in" fo:orphans="2" fo:widows="2" fo:text-indent="0in" style:auto-text-indent="false"/>
      <style:text-properties fo:font-variant="normal" fo:text-transform="none" fo:color="#747484" style:font-name="Liberation Serif" fo:font-size="12pt" fo:letter-spacing="normal" fo:font-style="normal" fo:font-weight="normal" style:font-size-asian="12pt" style:font-size-complex="12pt"/>
    </style:style>
    <style:style style:name="P62" style:family="paragraph" style:parent-style-name="Text_20_body" style:list-style-name="L12">
      <style:paragraph-properties fo:margin-left="0in" fo:margin-right="0.0209in" fo:margin-top="0in" fo:margin-bottom="0in" loext:contextual-spacing="false" fo:line-height="142%"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555555" style:text-line-through-style="none" style:text-line-through-type="none" style:font-name="Liberation Serif" fo:font-size="12pt" fo:letter-spacing="normal" fo:font-style="normal" style:text-underline-style="none" fo:font-weight="normal" style:text-blinking="false" fo:background-color="#ffffff" style:font-size-asian="12pt" style:font-size-complex="12pt" loext:padding-left="0.1563in" loext:padding-right="0.1563in" loext:padding-top="0.1043in" loext:padding-bottom="0.1043in" loext:border="0.74pt solid #dddddd"/>
    </style:style>
    <style:style style:name="P63" style:family="paragraph" style:parent-style-name="Text_20_body" style:list-style-name="L12">
      <style:paragraph-properties fo:margin-left="0in" fo:margin-right="0.0209in" fo:margin-top="0in" fo:margin-bottom="0in" loext:contextual-spacing="false" fo:line-height="142%"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90c8" style:text-line-through-style="none" style:text-line-through-type="none" style:font-name="Liberation Serif" fo:font-size="12pt" fo:letter-spacing="normal" fo:font-style="normal" style:text-underline-style="none" fo:font-weight="normal" style:text-blinking="false" fo:background-color="transparent" style:font-size-asian="12pt" style:font-size-complex="12pt" loext:padding-left="0.1563in" loext:padding-right="0.1563in" loext:padding-top="0.1043in" loext:padding-bottom="0.1043in" loext:border="0.06pt solid #000000"/>
    </style:style>
    <style:style style:name="P64" style:family="paragraph" style:parent-style-name="Text_20_body" style:list-style-name="L15">
      <style:paragraph-properties fo:margin-top="0.1043in" fo:margin-bottom="0.1043in" loext:contextual-spacing="false" fo:orphans="2" fo:widows="2"/>
      <style:text-properties fo:font-variant="normal" fo:text-transform="none" fo:color="#33444c" style:font-name="Liberation Serif" fo:font-size="12pt" fo:letter-spacing="normal" fo:font-style="normal" fo:font-weight="normal" style:font-size-asian="12pt" style:font-size-complex="12pt"/>
    </style:style>
    <style:style style:name="P65" style:family="paragraph" style:parent-style-name="Title">
      <style:text-properties fo:color="#168253" officeooo:rsid="000cfc4a" officeooo:paragraph-rsid="000cfc4a"/>
    </style:style>
    <style:style style:name="P66" style:family="paragraph" style:parent-style-name="Heading_20_1">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18d446" style:font-size-asian="12pt" style:font-style-asian="italic" style:font-weight-asian="bold" style:font-size-complex="12pt" style:font-style-complex="italic" style:font-weight-complex="bold"/>
    </style:style>
    <style:style style:name="P67" style:family="paragraph" style:parent-style-name="Heading_20_2" style:list-style-name="L2">
      <style:text-properties fo:font-variant="normal" fo:text-transform="none" fo:color="#33444c" style:text-line-through-style="none" style:text-line-through-type="none" style:font-name="Liberation Serif" fo:font-size="12pt" fo:letter-spacing="normal" fo:font-style="normal" style:text-underline-style="none" fo:font-weight="bold" officeooo:rsid="000d9c2c" officeooo:paragraph-rsid="000d9c2c" style:font-size-asian="12pt" style:font-style-asian="normal" style:font-weight-asian="normal" style:font-size-complex="12pt" style:font-style-complex="normal" style:font-weight-complex="normal"/>
    </style:style>
    <style:style style:name="P68" style:family="paragraph" style:parent-style-name="Heading_20_2">
      <style:text-properties fo:font-variant="normal" fo:text-transform="none" fo:color="#15285d" style:text-line-through-style="none" style:text-line-through-type="none" style:font-name="Liberation Serif" fo:font-size="12pt" fo:letter-spacing="normal" fo:font-style="normal" style:text-underline-style="solid" style:text-underline-width="auto" style:text-underline-color="font-color" fo:font-weight="normal" officeooo:rsid="000d9c2c" officeooo:paragraph-rsid="0018d446" style:font-size-asian="12pt" style:font-style-asian="italic" style:font-weight-asian="bold" style:font-size-complex="12pt" style:font-style-complex="italic" style:font-weight-complex="bold"/>
    </style:style>
    <style:style style:name="P69" style:family="paragraph" style:parent-style-name="Heading_20_2">
      <style:paragraph-properties fo:margin-left="0in" fo:margin-right="0in" fo:margin-top="0.2083in" fo:margin-bottom="0.1043in" loext:contextual-spacing="false" style:line-height-at-least="0.3957in" fo:orphans="2" fo:widows="2" fo:text-indent="0in" style:auto-text-indent="false"/>
      <style:text-properties fo:font-variant="normal" fo:text-transform="none" fo:color="#33444c" style:font-name="Liberation Serif" fo:font-size="12pt" fo:letter-spacing="normal" fo:font-style="normal" fo:font-weight="bold" style:font-size-asian="12pt" style:font-size-complex="12pt"/>
    </style:style>
    <style:style style:name="P70" style:family="paragraph" style:parent-style-name="Heading_20_2">
      <style:paragraph-properties fo:margin-left="0in" fo:margin-right="0in" fo:margin-top="0.2291in" fo:margin-bottom="0.1146in" loext:contextual-spacing="false" fo:line-height="140%" fo:orphans="2" fo:widows="2" fo:text-indent="0in" style:auto-text-indent="false"/>
      <style:text-properties fo:font-variant="normal" fo:text-transform="none" fo:color="#15285d" style:font-name="Liberation Serif" fo:font-size="12pt" fo:letter-spacing="normal" fo:font-style="normal" fo:font-weight="normal" style:font-size-asian="12pt" style:font-size-complex="12pt"/>
    </style:style>
    <style:style style:name="P71" style:family="paragraph" style:parent-style-name="Heading_20_2">
      <style:paragraph-properties fo:margin-left="0in" fo:margin-right="0in" fo:margin-top="0in" fo:margin-bottom="0.6252in" loext:contextual-spacing="false" fo:orphans="2" fo:widows="2" fo:text-indent="0in" style:auto-text-indent="false"/>
    </style:style>
    <style:style style:name="P72" style:family="paragraph" style:parent-style-name="Heading_20_3">
      <style:paragraph-properties fo:margin-left="0in" fo:margin-right="0in" fo:margin-top="0.2083in" fo:margin-bottom="0.1043in" loext:contextual-spacing="false" style:line-height-at-least="0.2709in" fo:orphans="2" fo:widows="2" fo:text-indent="0in" style:auto-text-indent="false"/>
      <style:text-properties fo:font-variant="normal" fo:text-transform="none" fo:color="#33444c" style:font-name="Liberation Serif" fo:font-size="12pt" fo:letter-spacing="normal" fo:font-style="normal" fo:font-weight="bold" style:font-size-asian="12pt" style:font-size-complex="12pt"/>
    </style:style>
    <style:style style:name="P73" style:family="paragraph" style:parent-style-name="Preformatted_20_Text">
      <loext:graphic-properties draw:fill="solid" draw:fill-color="#272822" draw:opacity="100%"/>
      <style:paragraph-properties fo:line-height="150%" fo:text-align="start" style:justify-single-word="false" fo:orphans="2" fo:widows="2" fo:background-color="#272822"/>
    </style:style>
    <style:style style:name="P74"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75" style:family="paragraph" style:parent-style-name="Preformatted_20_Text">
      <loext:graphic-properties draw:fill="solid" draw:fill-color="#272822" draw:opacity="100%"/>
      <style:paragraph-properties fo:margin-left="0in" fo:margin-right="0in" fo:margin-top="0in" fo:margin-bottom="0.1965in" loext:contextual-spacing="false" fo:line-height="150%" fo:text-align="start" style:justify-single-word="false" fo:orphans="2" fo:widows="2" fo:text-indent="0in" style:auto-text-indent="false" fo:background-color="#272822"/>
    </style:style>
    <style:style style:name="P76" style:family="paragraph" style:parent-style-name="Preformatted_20_Text" style:list-style-name="L12">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77" style:family="paragraph" style:parent-style-name="Preformatted_20_Text" style:list-style-name="L13">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78" style:family="paragraph" style:parent-style-name="Preformatted_20_Text" style:list-style-name="L14">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79"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80" style:family="paragraph" style:parent-style-name="Preformatted_20_Text" style:list-style-name="L16">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81" style:family="paragraph" style:parent-style-name="Preformatted_20_Text">
      <loext:graphic-properties draw:fill="solid" draw:fill-color="#272822" draw:opacity="100%"/>
      <style:paragraph-properties fo:margin-left="0in" fo:margin-right="0in" fo:line-height="150%" fo:text-align="start" style:justify-single-word="false" fo:orphans="2" fo:widows="2" fo:text-indent="0in" style:auto-text-indent="false" fo:background-color="#272822"/>
    </style:style>
    <style:style style:name="P82" style:family="paragraph" style:parent-style-name="Preformatted_20_Text">
      <style:paragraph-properties fo:margin-left="0in" fo:margin-right="0in" fo:margin-top="0in" fo:margin-bottom="0.6252in" loext:contextual-spacing="false" fo:orphans="2" fo:widows="2" fo:text-indent="0in" style:auto-text-indent="false"/>
    </style:style>
    <style:style style:name="P83" style:family="paragraph" style:parent-style-name="Preformatted_20_Text" style:list-style-name="L12">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84" style:family="paragraph" style:parent-style-name="Preformatted_20_Text" style:list-style-name="L13">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85"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86" style:family="paragraph" style:parent-style-name="Preformatted_20_Text" style:list-style-name="L13">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style:font-name="Liberation Serif" fo:font-size="12pt" style:font-size-asian="12pt" style:font-size-complex="12pt"/>
    </style:style>
    <style:style style:name="P87"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style:font-name="Liberation Serif" fo:font-size="12pt" style:font-size-asian="12pt" style:font-size-complex="12pt"/>
    </style:style>
    <style:style style:name="P88" style:family="paragraph" style:parent-style-name="Heading_20_4">
      <style:paragraph-properties fo:margin-left="0in" fo:margin-right="0in" fo:margin-top="0.1043in" fo:margin-bottom="0.1043in" loext:contextual-spacing="false" style:line-height-at-least="0.2709in" fo:orphans="2" fo:widows="2" fo:text-indent="0in" style:auto-text-indent="false"/>
      <style:text-properties fo:font-variant="normal" fo:text-transform="none" fo:color="#33444c" style:font-name="Liberation Serif" fo:font-size="12pt" fo:letter-spacing="normal" fo:font-style="normal" fo:font-weight="bold" style:font-size-asian="12pt" style:font-size-complex="12pt"/>
    </style:style>
    <style:style style:name="P89" style:family="paragraph" style:parent-style-name="Quotations" style:list-style-name="L13">
      <style:paragraph-properties fo:margin-left="0.3937in" fo:margin-right="0.3937in" fo:margin-top="0in" fo:margin-bottom="0.104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text-properties fo:font-variant="normal" fo:text-transform="none" fo:color="#1488c6" style:font-name="Liberation Serif" fo:font-size="12pt" fo:letter-spacing="normal" fo:font-style="normal" fo:font-weight="bold" style:font-size-asian="12pt" style:font-size-complex="12pt"/>
    </style:style>
    <style:style style:name="P90" style:family="paragraph" style:parent-style-name="Quotations">
      <style:paragraph-properties fo:margin-left="0.3937in" fo:margin-right="0.3937in" fo:margin-top="0in" fo:margin-bottom="0.1043in" loext:contextual-spacing="false" style:line-height-at-least="0.25in" fo:orphans="2" fo:widows="2" fo:text-indent="0in" style:auto-text-indent="false" fo:padding-left="0.2083in" fo:padding-right="0in" fo:padding-top="0in" fo:padding-bottom="0in" fo:border-left="3.74pt solid #ce4844" fo:border-right="none" fo:border-top="none" fo:border-bottom="none"/>
    </style:style>
    <style:style style:name="P91" style:family="paragraph" style:parent-style-name="Quotations">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92" style:family="paragraph" style:parent-style-name="Quotations" style:list-style-name="L12">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93" style:family="paragraph" style:parent-style-name="Quotations" style:list-style-name="L13">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94" style:family="paragraph" style:parent-style-name="Quotations" style:list-style-name="L14">
      <style:paragraph-properties fo:margin-left="0.3937in" fo:margin-right="0.3937in" fo:margin-top="0.1563in" fo:margin-bottom="0.1563in" loext:contextual-spacing="false" style:line-height-at-least="0.25in" fo:orphans="2" fo:widows="2" fo:text-indent="0in" style:auto-text-indent="false" fo:padding-left="0.2083in" fo:padding-right="0in" fo:padding-top="0in" fo:padding-bottom="0in" fo:border-left="3.74pt solid #1488c6" fo:border-right="none" fo:border-top="none" fo:border-bottom="none"/>
    </style:style>
    <style:style style:name="P95" style:family="paragraph" style:parent-style-name="Quotations">
      <style:paragraph-properties fo:margin-left="0.3937in" fo:margin-right="0.3937in" fo:margin-top="0.1043in" fo:margin-bottom="0in" loext:contextual-spacing="false" style:line-height-at-least="0.25in" fo:orphans="2" fo:widows="2" fo:text-indent="0in" style:auto-text-indent="false" fo:padding-left="0.2083in" fo:padding-right="0in" fo:padding-top="0in" fo:padding-bottom="0in" fo:border-left="3.74pt solid #ce4844" fo:border-right="none" fo:border-top="none" fo:border-bottom="none"/>
      <style:text-properties fo:font-variant="normal" fo:text-transform="none" fo:color="#33444c" style:font-name="Liberation Serif" fo:font-size="12pt" fo:letter-spacing="normal" fo:font-style="normal" fo:font-weight="normal" style:font-size-asian="12pt" style:font-size-complex="12pt"/>
    </style:style>
    <style:style style:name="P96" style:family="paragraph" style:parent-style-name="Quotations">
      <style:paragraph-properties fo:margin-left="0.3937in" fo:margin-right="0.3937in" fo:margin-top="0.1043in" fo:margin-bottom="0in" loext:contextual-spacing="false" style:line-height-at-least="0.25in" fo:orphans="2" fo:widows="2" fo:text-indent="0in" style:auto-text-indent="false" fo:padding-left="0.2083in" fo:padding-right="0in" fo:padding-top="0in" fo:padding-bottom="0in" fo:border-left="3.74pt solid #ce4844" fo:border-right="none" fo:border-top="none" fo:border-bottom="none"/>
    </style:style>
    <style:style style:name="T1" style:family="text">
      <style:text-properties fo:font-variant="normal" fo:text-transform="none" fo:color="#ffffff" style:font-name="Monaco" fo:font-size="9.75pt"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cfc4a"/>
    </style:style>
    <style:style style:name="T4" style:family="text">
      <style:text-properties fo:font-variant="normal" fo:text-transform="none" fo:letter-spacing="normal" fo:font-style="normal" fo:font-weight="normal" officeooo:rsid="00159e88"/>
    </style:style>
    <style:style style:name="T5" style:family="text">
      <style:text-properties fo:font-variant="normal" fo:text-transform="none" fo:color="#333333" fo:letter-spacing="normal" fo:background-color="#eeeeee" loext:char-shading-value="0" loext:padding="0in" loext:border="none"/>
    </style:style>
    <style:style style:name="T6" style:family="text">
      <style:text-properties fo:font-variant="normal" fo:text-transform="none" fo:color="#333333" fo:letter-spacing="normal" fo:background-color="transparent" loext:char-shading-value="0" loext:padding="0in" loext:border="none"/>
    </style:style>
    <style:style style:name="T7"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0"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11"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12"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13"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4"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5"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6"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7"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18" style:family="text">
      <style:text-properties fo:font-variant="normal" fo:text-transform="none" fo:color="#333333" style:font-name="helvetica" fo:font-size="11.25pt" fo:letter-spacing="normal" fo:font-style="normal" fo:font-weight="normal"/>
    </style:style>
    <style:style style:name="T19"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20" style:family="text">
      <style:text-properties fo:font-variant="normal" fo:text-transform="none" fo:color="#333333" style:font-name="Menlo1" fo:font-size="9.75pt" fo:letter-spacing="normal" fo:font-style="normal" fo:font-weight="normal" fo:background-color="transparent" loext:char-shading-value="0" loext:padding="0in" loext:border="none"/>
    </style:style>
    <style:style style:name="T21" style:family="text">
      <style:text-properties fo:font-variant="normal" fo:text-transform="none" fo:color="#333333" fo:font-size="9.75pt" fo:letter-spacing="normal" fo:font-style="normal" fo:font-weight="normal" fo:background-color="transparent" loext:char-shading-value="0" loext:padding="0in" loext:border="none"/>
    </style:style>
    <style:style style:name="T22" style:family="text">
      <style:text-properties fo:font-variant="normal" fo:text-transform="none" fo:color="#333333" style:font-name="Liberation Serif" fo:font-size="9.75pt" fo:letter-spacing="normal" fo:font-style="normal" fo:font-weight="normal" fo:background-color="transparent" loext:char-shading-value="0" loext:padding="0in" loext:border="none"/>
    </style:style>
    <style:style style:name="T23" style:family="text">
      <style:text-properties fo:font-variant="normal" fo:text-transform="none" fo:color="#333333" style:font-name="Liberation Serif" fo:letter-spacing="normal" fo:background-color="transparent" loext:char-shading-value="0" loext:padding="0in" loext:border="none"/>
    </style:style>
    <style:style style:name="T24" style:family="text">
      <style:text-properties fo:font-variant="normal" fo:text-transform="none" fo:color="#333333" style:font-name="Liberation Serif" fo:letter-spacing="normal" fo:font-style="normal" fo:font-weight="normal" fo:background-color="transparent" loext:char-shading-value="0" loext:padding="0in" loext:border="none"/>
    </style:style>
    <style:style style:name="T25"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26" style:family="text">
      <style:text-properties fo:font-variant="normal" fo:text-transform="none" fo:color="#333333" style:font-name="Liberation Serif" fo:font-size="12pt" fo:letter-spacing="normal" fo:background-color="transparent" loext:char-shading-value="0" style:font-size-asian="12pt" style:font-size-complex="12pt" loext:padding="0in" loext:border="none"/>
    </style:style>
    <style:style style:name="T27" style:family="text">
      <style:text-properties fo:font-variant="normal" fo:text-transform="none" fo:color="#333333" fo:font-size="12pt" fo:letter-spacing="normal" fo:font-style="normal" fo:font-weight="normal" fo:background-color="transparent" loext:char-shading-value="0" style:font-size-asian="12pt" style:font-size-complex="12pt" loext:padding="0in" loext:border="none"/>
    </style:style>
    <style:style style:name="T28" style:family="text">
      <style:text-properties fo:font-variant="normal" fo:text-transform="none" fo:color="#333333" fo:font-size="12pt" fo:letter-spacing="normal" fo:background-color="transparent" loext:char-shading-value="0" style:font-size-asian="12pt" style:font-size-complex="12pt" loext:padding="0in" loext:border="none"/>
    </style:style>
    <style:style style:name="T29" style:family="text">
      <style:text-properties fo:font-variant="normal" fo:text-transform="none" fo:color="#4e443c" style:font-name="sans-serif" fo:font-size="10.5pt" fo:letter-spacing="normal" fo:font-style="normal" fo:font-weight="normal"/>
    </style:style>
    <style:style style:name="T30" style:family="text">
      <style:text-properties fo:font-variant="normal" fo:text-transform="none" fo:color="#4e443c" style:font-name="sans-serif" fo:font-size="10.5pt" fo:letter-spacing="normal" fo:font-style="normal" fo:font-weight="normal" officeooo:rsid="00113371"/>
    </style:style>
    <style:style style:name="T31" style:family="text">
      <style:text-properties fo:font-variant="normal" fo:text-transform="none" fo:color="#4e443c" style:font-name="Georgia" fo:font-size="10.5pt" fo:letter-spacing="normal" fo:font-style="normal" fo:font-weight="normal"/>
    </style:style>
    <style:style style:name="T32" style:family="text">
      <style:text-properties fo:font-variant="normal" fo:text-transform="none" fo:color="#4e443c" style:font-name="Georgia" fo:font-size="10.5pt" fo:letter-spacing="normal" fo:font-style="normal" fo:font-weight="normal" officeooo:rsid="00113371"/>
    </style:style>
    <style:style style:name="T33"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35"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36" style:family="text">
      <style:text-properties fo:font-variant="normal" fo:text-transform="none" fo:color="#f9fe64" style:font-name="Monaco" fo:font-size="9.75pt" fo:font-style="normal" fo:font-weight="normal" officeooo:rsid="0011a547" loext:padding="0in" loext:border="none"/>
    </style:style>
    <style:style style:name="T37"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38"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39"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40"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41" style:family="text">
      <style:text-properties fo:font-variant="normal" fo:text-transform="none" fo:color="#ce181e" style:font-name="inherit" fo:font-size="9.75pt" fo:font-style="italic" fo:font-weight="normal" loext:padding="0in" loext:border="none"/>
    </style:style>
    <style:style style:name="T42" style:family="text">
      <style:text-properties fo:font-variant="normal" fo:text-transform="none" fo:color="#ce181e" style:font-name="inherit" fo:font-size="9.75pt" fo:font-style="italic" fo:font-weight="normal" officeooo:rsid="0011a547" loext:padding="0in" loext:border="none"/>
    </style:style>
    <style:style style:name="T43" style:family="text">
      <style:text-properties fo:font-variant="normal" fo:text-transform="none" fo:color="#ce181e" style:font-name="Monaco" fo:font-size="9.75pt" fo:font-style="normal" fo:font-weight="normal" loext:padding="0in" loext:border="none"/>
    </style:style>
    <style:style style:name="T44" style:family="text">
      <style:text-properties fo:font-variant="normal" fo:text-transform="none" fo:color="#ce181e" style:font-name="Monaco" fo:font-size="9.75pt" fo:font-style="normal" fo:font-weight="normal" officeooo:rsid="0011a547" loext:padding="0in" loext:border="none"/>
    </style:style>
    <style:style style:name="T45"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46"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47"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48"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49"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50" style:family="text">
      <style:text-properties fo:font-variant="normal" fo:text-transform="none" fo:color="#33444c" style:font-name="Open Sans" fo:font-size="10.5pt" fo:letter-spacing="normal" fo:font-style="normal" fo:font-weight="normal"/>
    </style:style>
    <style:style style:name="T51" style:family="text">
      <style:text-properties fo:font-variant="normal" fo:text-transform="none" fo:color="#33444c"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style:style>
    <style:style style:name="T52" style:family="text">
      <style:text-properties fo:font-variant="normal" fo:text-transform="none" fo:color="#33444c" style:font-name="Open Sans" fo:font-size="10.5pt" fo:letter-spacing="normal" fo:font-style="normal" fo:font-weight="bold"/>
    </style:style>
    <style:style style:name="T53" style:family="text">
      <style:text-properties fo:font-variant="normal" fo:text-transform="none" fo:color="#33444c" style:font-name="geomanist book" fo:font-size="21pt" fo:letter-spacing="normal" fo:font-style="normal" fo:font-weight="bold"/>
    </style:style>
    <style:style style:name="T54" style:family="text">
      <style:text-properties fo:font-variant="normal" fo:text-transform="none" fo:color="#33444c" style:font-name="open sans" fo:font-size="10.5pt" fo:letter-spacing="normal" fo:font-style="normal" fo:font-weight="normal"/>
    </style:style>
    <style:style style:name="T55" style:family="text">
      <style:text-properties fo:font-variant="normal" fo:text-transform="none" fo:color="#33444c" style:font-name="open sans" fo:font-size="10.5pt" fo:letter-spacing="normal" fo:font-style="normal" fo:font-weight="bold"/>
    </style:style>
    <style:style style:name="T56" style:family="text">
      <style:text-properties fo:font-variant="normal" fo:text-transform="none" fo:color="#33444c" fo:font-size="10.5pt" fo:letter-spacing="normal" fo:font-style="normal" fo:font-weight="normal"/>
    </style:style>
    <style:style style:name="T57" style:family="text">
      <style:text-properties fo:font-variant="normal" fo:text-transform="none" fo:color="#33444c"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style:style>
    <style:style style:name="T58" style:family="text">
      <style:text-properties fo:font-variant="normal" fo:text-transform="none" fo:color="#33444c" fo:font-size="10.5pt" fo:letter-spacing="normal" fo:font-style="normal" fo:font-weight="bold"/>
    </style:style>
    <style:style style:name="T59" style:family="text">
      <style:text-properties fo:font-variant="normal" fo:text-transform="none" fo:color="#33444c" fo:font-size="21pt" fo:letter-spacing="normal" fo:font-style="normal" fo:font-weight="bold"/>
    </style:style>
    <style:style style:name="T60" style:family="text">
      <style:text-properties fo:font-variant="normal" fo:text-transform="none" fo:color="#33444c" style:font-name="Liberation Serif" fo:font-size="10.5pt" fo:letter-spacing="normal" fo:font-style="normal" fo:font-weight="normal"/>
    </style:style>
    <style:style style:name="T61" style:family="text">
      <style:text-properties fo:font-variant="normal" fo:text-transform="none" fo:color="#33444c" style:font-name="Liberation Serif" fo:font-size="10.5pt" fo:letter-spacing="normal" fo:font-style="normal" fo:font-weight="bold"/>
    </style:style>
    <style:style style:name="T62" style:family="text">
      <style:text-properties fo:font-variant="normal" fo:text-transform="none" fo:color="#33444c" style:font-name="Liberation Serif" fo:font-size="21pt" fo:letter-spacing="normal" fo:font-style="normal" fo:font-weight="bold"/>
    </style:style>
    <style:style style:name="T63" style:family="text">
      <style:text-properties fo:font-variant="normal" fo:text-transform="none" fo:color="#33444c" style:font-name="Liberation Serif" fo:letter-spacing="normal" fo:font-style="normal" fo:font-weight="normal"/>
    </style:style>
    <style:style style:name="T64" style:family="text">
      <style:text-properties fo:font-variant="normal" fo:text-transform="none" fo:color="#33444c" style:font-name="Liberation Serif" fo:letter-spacing="normal" fo:font-style="normal" fo:font-weight="bold"/>
    </style:style>
    <style:style style:name="T65" style:family="text">
      <style:text-properties fo:font-variant="normal" fo:text-transform="none" fo:color="#33444c" style:font-name="Liberation Serif" fo:font-size="12pt" fo:letter-spacing="normal" fo:font-style="normal" fo:font-weight="normal" style:font-size-asian="12pt" style:font-size-complex="12pt"/>
    </style:style>
    <style:style style:name="T66" style:family="text">
      <style:text-properties fo:font-variant="normal" fo:text-transform="none" fo:color="#33444c" style:font-name="Liberation Serif" fo:font-size="12pt" fo:letter-spacing="normal" fo:font-style="normal" fo:font-weight="bold" style:font-size-asian="12pt" style:font-size-complex="12pt"/>
    </style:style>
    <style:style style:name="T67" style:family="text">
      <style:text-properties fo:font-variant="normal" fo:text-transform="none" fo:color="#33444c" fo:letter-spacing="normal" fo:font-style="normal" fo:font-weight="normal" style:font-name-asian="Open Sans" style:font-style-asian="normal" style:font-weight-asian="normal" style:font-name-complex="Open Sans" style:font-style-complex="normal" style:font-weight-complex="normal"/>
    </style:style>
    <style:style style:name="T68" style:family="text">
      <style:text-properties fo:font-variant="normal" fo:text-transform="none" fo:color="#33444c" fo:font-size="12pt" fo:letter-spacing="normal" fo:font-style="normal" fo:font-weight="normal" style:font-size-asian="12pt" style:font-size-complex="12pt"/>
    </style:style>
    <style:style style:name="T69" style:family="text">
      <style:text-properties fo:font-variant="normal" fo:text-transform="none" fo:color="#33444c" fo:font-size="12pt" fo:letter-spacing="normal" fo:font-style="normal" fo:font-weight="bold" style:font-size-asian="12pt" style:font-size-complex="12pt"/>
    </style:style>
    <style:style style:name="T70" style:family="text">
      <style:text-properties fo:font-variant="normal" fo:text-transform="none" fo:color="#0090c8"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71" style:family="text">
      <style:text-properties fo:font-variant="normal" fo:text-transform="none" fo:color="#0090c8" style:text-line-through-style="none" style:text-line-through-type="none" style:font-name="Open Sans" fo:font-size="10.5pt" fo:letter-spacing="normal" fo:font-style="normal" style:text-underline-style="none" fo:font-weight="bold" style:text-blinking="false" fo:background-color="transparent" loext:char-shading-value="0"/>
    </style:style>
    <style:style style:name="T72" style:family="text">
      <style:text-properties fo:font-variant="normal" fo:text-transform="none" fo:color="#0090c8"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0090c8" style:text-line-through-style="none" style:text-line-through-type="none" fo:font-size="10.5pt" fo:letter-spacing="normal" fo:font-style="normal" style:text-underline-style="none" fo:font-weight="normal" style:text-blinking="false" fo:background-color="transparent" loext:char-shading-value="0"/>
    </style:style>
    <style:style style:name="T74" style:family="text">
      <style:text-properties fo:font-variant="normal" fo:text-transform="none" fo:color="#0090c8" style:text-line-through-style="none" style:text-line-through-type="none" fo:font-size="10.5pt" fo:letter-spacing="normal" fo:font-style="normal" style:text-underline-style="none" fo:font-weight="bold" style:text-blinking="false" fo:background-color="transparent" loext:char-shading-value="0"/>
    </style:style>
    <style:style style:name="T75" style:family="text">
      <style:text-properties fo:font-variant="normal" fo:text-transform="none" fo:color="#0090c8"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0090c8" style:text-line-through-style="none" style:text-line-through-type="none" style:font-name="Liberation Serif" fo:font-size="10.5pt" fo:letter-spacing="normal" fo:font-style="normal" style:text-underline-style="none" fo:font-weight="bold" style:text-blinking="false" fo:background-color="transparent" loext:char-shading-value="0"/>
    </style:style>
    <style:style style:name="T77" style:family="text">
      <style:text-properties fo:font-variant="normal" fo:text-transform="none" fo:color="#0090c8"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78" style:family="text">
      <style:text-properties fo:font-variant="normal" fo:text-transform="none" fo:color="#0090c8" style:text-line-through-style="none" style:text-line-through-type="none" style:font-name="Liberation Serif" fo:letter-spacing="normal" fo:font-style="normal" style:text-underline-style="none" fo:font-weight="bold" style:text-blinking="false" fo:background-color="transparent" loext:char-shading-value="0"/>
    </style:style>
    <style:style style:name="T79" style:family="text">
      <style:text-properties fo:font-variant="normal" fo:text-transform="none" fo:color="#0090c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0" style:family="text">
      <style:text-properties fo:font-variant="normal" fo:text-transform="none" fo:color="#0090c8"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style:style>
    <style:style style:name="T81" style:family="text">
      <style:text-properties fo:font-variant="normal" fo:text-transform="none" fo:color="#0090c8"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82" style:family="text">
      <style:text-properties fo:font-variant="normal" fo:text-transform="none" fo:color="#0090c8" style:text-line-through-style="none" style:text-line-through-type="none" fo:font-size="12pt" fo:letter-spacing="normal" fo:font-style="normal" style:text-underline-style="none" fo:font-weight="bold" style:text-blinking="false" fo:background-color="transparent" loext:char-shading-value="0" style:font-size-asian="12pt" style:font-size-complex="12pt"/>
    </style:style>
    <style:style style:name="T83" style:family="text">
      <style:text-properties fo:font-variant="normal" fo:text-transform="none" fo:color="#0c5176" style:font-name="Menlo" fo:font-size="9pt" fo:letter-spacing="normal" fo:font-style="normal" fo:font-weight="normal" loext:padding="0in" loext:border="none"/>
    </style:style>
    <style:style style:name="T84" style:family="text">
      <style:text-properties fo:font-variant="normal" fo:text-transform="none" fo:color="#0c5176" style:text-line-through-style="none" style:text-line-through-type="none" style:font-name="Menlo" fo:font-size="9pt" fo:letter-spacing="normal" fo:font-style="normal" style:text-underline-style="none" fo:font-weight="normal" style:text-blinking="false" fo:background-color="transparent" loext:char-shading-value="0" loext:padding="0in" loext:border="none"/>
    </style:style>
    <style:style style:name="T85" style:family="text">
      <style:text-properties fo:font-variant="normal" fo:text-transform="none" fo:color="#0c5176" style:text-line-through-style="none" style:text-line-through-type="none" fo:font-size="9pt" fo:letter-spacing="normal" fo:font-style="normal" style:text-underline-style="none" fo:font-weight="normal" style:text-blinking="false" fo:background-color="transparent" loext:char-shading-value="0" loext:padding="0in" loext:border="none"/>
    </style:style>
    <style:style style:name="T86" style:family="text">
      <style:text-properties fo:font-variant="normal" fo:text-transform="none" fo:color="#0c5176" style:text-line-through-style="none" style:text-line-through-type="none" style:font-name="Liberation Serif" fo:font-size="9pt" fo:letter-spacing="normal" fo:font-style="normal" style:text-underline-style="none" fo:font-weight="normal" style:text-blinking="false" fo:background-color="transparent" loext:char-shading-value="0" loext:padding="0in" loext:border="none"/>
    </style:style>
    <style:style style:name="T87" style:family="text">
      <style:text-properties fo:font-variant="normal" fo:text-transform="none" fo:color="#0c5176" style:text-line-through-style="none" style:text-line-through-type="none" style:font-name="Liberation Serif" fo:letter-spacing="normal" fo:font-style="normal" style:text-underline-style="none" fo:font-weight="normal" style:text-blinking="false" fo:background-color="transparent" loext:char-shading-value="0" loext:padding="0in" loext:border="none"/>
    </style:style>
    <style:style style:name="T88" style:family="text">
      <style:text-properties fo:font-variant="normal" fo:text-transform="none" fo:color="#0c5176"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89" style:family="text">
      <style:text-properties fo:font-variant="normal" fo:text-transform="none" fo:color="#0c5176"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90" style:family="text">
      <style:text-properties fo:font-variant="normal" fo:text-transform="none" fo:color="#0c5176" style:font-name="Menlo1" fo:font-size="9pt" fo:letter-spacing="normal" fo:font-style="normal" fo:font-weight="normal" loext:padding="0in" loext:border="none"/>
    </style:style>
    <style:style style:name="T91" style:family="text">
      <style:text-properties fo:font-variant="normal" fo:text-transform="none" fo:color="#0c5176" fo:font-size="9pt" fo:letter-spacing="normal" fo:font-style="normal" fo:font-weight="normal" loext:padding="0in" loext:border="none"/>
    </style:style>
    <style:style style:name="T92" style:family="text">
      <style:text-properties fo:font-variant="normal" fo:text-transform="none" fo:color="#0c5176" style:font-name="Liberation Serif" fo:font-size="9pt" fo:letter-spacing="normal" fo:font-style="normal" fo:font-weight="normal" loext:padding="0in" loext:border="none"/>
    </style:style>
    <style:style style:name="T93" style:family="text">
      <style:text-properties fo:font-variant="normal" fo:text-transform="none" fo:color="#0c5176" style:font-name="Liberation Serif" fo:letter-spacing="normal" fo:font-style="normal" fo:font-weight="normal" loext:padding="0in" loext:border="none"/>
    </style:style>
    <style:style style:name="T94" style:family="text">
      <style:text-properties fo:font-variant="normal" fo:text-transform="none" fo:color="#0c5176" style:font-name="Liberation Serif" fo:font-size="12pt" fo:letter-spacing="normal" fo:font-style="normal" fo:font-weight="normal" style:font-size-asian="12pt" style:font-size-complex="12pt" loext:padding="0in" loext:border="none"/>
    </style:style>
    <style:style style:name="T95" style:family="text">
      <style:text-properties fo:font-variant="normal" fo:text-transform="none" fo:color="#0c5176" fo:font-size="12pt" fo:letter-spacing="normal" fo:font-style="normal" fo:font-weight="normal" style:font-size-asian="12pt" style:font-size-complex="12pt" loext:padding="0in" loext:border="none"/>
    </style:style>
    <style:style style:name="T96"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97" style:family="text">
      <style:text-properties fo:font-variant="normal" fo:text-transform="none" fo:color="#00688b" fo:font-size="9.75pt" fo:letter-spacing="normal" fo:font-style="normal" fo:font-weight="normal" fo:background-color="transparent" loext:char-shading-value="0" loext:padding="0in" loext:border="none"/>
    </style:style>
    <style:style style:name="T98" style:family="text">
      <style:text-properties fo:font-variant="normal" fo:text-transform="none" fo:color="#00688b" style:font-name="Liberation Serif" fo:font-size="9.75pt" fo:letter-spacing="normal" fo:font-style="normal" fo:font-weight="normal" fo:background-color="transparent" loext:char-shading-value="0" loext:padding="0in" loext:border="none"/>
    </style:style>
    <style:style style:name="T99" style:family="text">
      <style:text-properties fo:font-variant="normal" fo:text-transform="none" fo:color="#00688b" style:font-name="Liberation Serif" fo:letter-spacing="normal" fo:font-style="normal" fo:font-weight="normal" fo:background-color="transparent" loext:char-shading-value="0" loext:padding="0in" loext:border="none"/>
    </style:style>
    <style:style style:name="T100" style:family="text">
      <style:text-properties fo:font-variant="normal" fo:text-transform="none" fo:color="#00688b" style:font-name="Liberation Serif" fo:font-size="12pt" fo:letter-spacing="normal" fo:font-style="normal" fo:font-weight="normal" fo:background-color="transparent" loext:char-shading-value="0" style:font-size-asian="12pt" style:font-size-complex="12pt" loext:padding="0in" loext:border="none"/>
    </style:style>
    <style:style style:name="T101" style:family="text">
      <style:text-properties fo:font-variant="normal" fo:text-transform="none" fo:color="#00688b" fo:font-size="12pt" fo:letter-spacing="normal" fo:font-style="normal" fo:font-weight="normal" fo:background-color="transparent" loext:char-shading-value="0" style:font-size-asian="12pt" style:font-size-complex="12pt" loext:padding="0in" loext:border="none"/>
    </style:style>
    <style:style style:name="T102"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103" style:family="text">
      <style:text-properties fo:font-variant="normal" fo:text-transform="none" fo:color="#658b00" fo:font-size="9.75pt" fo:letter-spacing="normal" fo:font-style="normal" fo:font-weight="normal" fo:background-color="transparent" loext:char-shading-value="0" loext:padding="0in" loext:border="none"/>
    </style:style>
    <style:style style:name="T104" style:family="text">
      <style:text-properties fo:font-variant="normal" fo:text-transform="none" fo:color="#658b00" style:font-name="Liberation Serif" fo:font-size="9.75pt" fo:letter-spacing="normal" fo:font-style="normal" fo:font-weight="normal" fo:background-color="transparent" loext:char-shading-value="0" loext:padding="0in" loext:border="none"/>
    </style:style>
    <style:style style:name="T105" style:family="text">
      <style:text-properties fo:font-variant="normal" fo:text-transform="none" fo:color="#658b00" style:font-name="Liberation Serif" fo:letter-spacing="normal" fo:font-style="normal" fo:font-weight="normal" fo:background-color="transparent" loext:char-shading-value="0" loext:padding="0in" loext:border="none"/>
    </style:style>
    <style:style style:name="T106" style:family="text">
      <style:text-properties fo:font-variant="normal" fo:text-transform="none" fo:color="#658b00" style:font-name="Liberation Serif" fo:font-size="12pt" fo:letter-spacing="normal" fo:font-style="normal" fo:font-weight="normal" fo:background-color="transparent" loext:char-shading-value="0" style:font-size-asian="12pt" style:font-size-complex="12pt" loext:padding="0in" loext:border="none"/>
    </style:style>
    <style:style style:name="T107" style:family="text">
      <style:text-properties fo:font-variant="normal" fo:text-transform="none" fo:color="#658b00" fo:font-size="12pt" fo:letter-spacing="normal" fo:font-style="normal" fo:font-weight="normal" fo:background-color="transparent" loext:char-shading-value="0" style:font-size-asian="12pt" style:font-size-complex="12pt" loext:padding="0in" loext:border="none"/>
    </style:style>
    <style:style style:name="T108"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109" style:family="text">
      <style:text-properties fo:font-variant="normal" fo:text-transform="none" fo:color="#cd5555" fo:letter-spacing="normal" fo:background-color="transparent" loext:char-shading-value="0" loext:padding="0in" loext:border="none"/>
    </style:style>
    <style:style style:name="T110" style:family="text">
      <style:text-properties fo:font-variant="normal" fo:text-transform="none" fo:color="#cd5555" fo:font-size="9.75pt" fo:letter-spacing="normal" fo:font-style="normal" fo:font-weight="normal" fo:background-color="transparent" loext:char-shading-value="0" loext:padding="0in" loext:border="none"/>
    </style:style>
    <style:style style:name="T111" style:family="text">
      <style:text-properties fo:font-variant="normal" fo:text-transform="none" fo:color="#cd5555" style:font-name="Liberation Serif" fo:font-size="9.75pt" fo:letter-spacing="normal" fo:font-style="normal" fo:font-weight="normal" fo:background-color="transparent" loext:char-shading-value="0" loext:padding="0in" loext:border="none"/>
    </style:style>
    <style:style style:name="T112" style:family="text">
      <style:text-properties fo:font-variant="normal" fo:text-transform="none" fo:color="#cd5555" style:font-name="Liberation Serif" fo:letter-spacing="normal" fo:background-color="transparent" loext:char-shading-value="0" loext:padding="0in" loext:border="none"/>
    </style:style>
    <style:style style:name="T113" style:family="text">
      <style:text-properties fo:font-variant="normal" fo:text-transform="none" fo:color="#cd5555" style:font-name="Liberation Serif" fo:letter-spacing="normal" fo:font-style="normal" fo:font-weight="normal" fo:background-color="transparent" loext:char-shading-value="0" loext:padding="0in" loext:border="none"/>
    </style:style>
    <style:style style:name="T114" style:family="text">
      <style:text-properties fo:font-variant="normal" fo:text-transform="none" fo:color="#cd5555" style:font-name="Liberation Serif" fo:font-size="12pt" fo:letter-spacing="normal" fo:font-style="normal" fo:font-weight="normal" fo:background-color="transparent" loext:char-shading-value="0" style:font-size-asian="12pt" style:font-size-complex="12pt" loext:padding="0in" loext:border="none"/>
    </style:style>
    <style:style style:name="T115" style:family="text">
      <style:text-properties fo:font-variant="normal" fo:text-transform="none" fo:color="#cd5555" style:font-name="Liberation Serif" fo:font-size="12pt" fo:letter-spacing="normal" fo:background-color="transparent" loext:char-shading-value="0" style:font-size-asian="12pt" style:font-size-complex="12pt" loext:padding="0in" loext:border="none"/>
    </style:style>
    <style:style style:name="T116" style:family="text">
      <style:text-properties fo:font-variant="normal" fo:text-transform="none" fo:color="#cd5555" fo:font-size="12pt" fo:letter-spacing="normal" fo:font-style="normal" fo:font-weight="normal" fo:background-color="transparent" loext:char-shading-value="0" style:font-size-asian="12pt" style:font-size-complex="12pt" loext:padding="0in" loext:border="none"/>
    </style:style>
    <style:style style:name="T117" style:family="text">
      <style:text-properties fo:font-variant="normal" fo:text-transform="none" fo:color="#cd5555" fo:font-size="12pt" fo:letter-spacing="normal" fo:background-color="transparent" loext:char-shading-value="0" style:font-size-asian="12pt" style:font-size-complex="12pt" loext:padding="0in" loext:border="none"/>
    </style:style>
    <style:style style:name="T118"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119" style:family="text">
      <style:text-properties fo:font-variant="normal" fo:text-transform="none" fo:color="#8b008b" fo:font-size="9.75pt" fo:letter-spacing="normal" fo:font-style="normal" fo:font-weight="normal" fo:background-color="transparent" loext:char-shading-value="0" loext:padding="0in" loext:border="none"/>
    </style:style>
    <style:style style:name="T120" style:family="text">
      <style:text-properties fo:font-variant="normal" fo:text-transform="none" fo:color="#8b008b" style:font-name="Liberation Serif" fo:font-size="9.75pt" fo:letter-spacing="normal" fo:font-style="normal" fo:font-weight="normal" fo:background-color="transparent" loext:char-shading-value="0" loext:padding="0in" loext:border="none"/>
    </style:style>
    <style:style style:name="T121" style:family="text">
      <style:text-properties fo:font-variant="normal" fo:text-transform="none" fo:color="#8b008b" style:font-name="Liberation Serif" fo:letter-spacing="normal" fo:font-style="normal" fo:font-weight="normal" fo:background-color="transparent" loext:char-shading-value="0" loext:padding="0in" loext:border="none"/>
    </style:style>
    <style:style style:name="T122" style:family="text">
      <style:text-properties fo:font-variant="normal" fo:text-transform="none" fo:color="#8b008b" style:font-name="Liberation Serif" fo:font-size="12pt" fo:letter-spacing="normal" fo:font-style="normal" fo:font-weight="normal" fo:background-color="transparent" loext:char-shading-value="0" style:font-size-asian="12pt" style:font-size-complex="12pt" loext:padding="0in" loext:border="none"/>
    </style:style>
    <style:style style:name="T123" style:family="text">
      <style:text-properties fo:font-variant="normal" fo:text-transform="none" fo:color="#8b008b" fo:font-size="12pt" fo:letter-spacing="normal" fo:font-style="normal" fo:font-weight="normal" fo:background-color="transparent" loext:char-shading-value="0" style:font-size-asian="12pt" style:font-size-complex="12pt" loext:padding="0in" loext:border="none"/>
    </style:style>
    <style:style style:name="T124" style:family="text">
      <style:text-properties fo:font-variant="normal" fo:text-transform="none" fo:color="#ce4844" style:font-name="Open Sans" fo:font-size="10.5pt" fo:letter-spacing="normal" fo:font-style="normal" fo:font-weight="bold"/>
    </style:style>
    <style:style style:name="T125" style:family="text">
      <style:text-properties fo:font-variant="normal" fo:text-transform="none" fo:color="#ce4844" fo:font-size="10.5pt" fo:letter-spacing="normal" fo:font-style="normal" fo:font-weight="bold"/>
    </style:style>
    <style:style style:name="T126" style:family="text">
      <style:text-properties fo:font-variant="normal" fo:text-transform="none" fo:color="#ce4844" style:font-name="Liberation Serif" fo:font-size="10.5pt" fo:letter-spacing="normal" fo:font-style="normal" fo:font-weight="bold"/>
    </style:style>
    <style:style style:name="T127" style:family="text">
      <style:text-properties fo:font-variant="normal" fo:text-transform="none" fo:color="#ce4844" style:font-name="Liberation Serif" fo:letter-spacing="normal" fo:font-style="normal" fo:font-weight="bold"/>
    </style:style>
    <style:style style:name="T128" style:family="text">
      <style:text-properties fo:font-variant="normal" fo:text-transform="none" fo:color="#ce4844" style:font-name="Liberation Serif" fo:font-size="12pt" fo:letter-spacing="normal" fo:font-style="normal" fo:font-weight="bold" style:font-size-asian="12pt" style:font-size-complex="12pt"/>
    </style:style>
    <style:style style:name="T129" style:family="text">
      <style:text-properties fo:font-variant="normal" fo:text-transform="none" fo:color="#ce4844" fo:font-size="12pt" fo:letter-spacing="normal" fo:font-style="normal" fo:font-weight="bold" style:font-size-asian="12pt" style:font-size-complex="12pt"/>
    </style:style>
    <style:style style:name="T130" style:family="text">
      <style:text-properties fo:font-variant="normal" fo:text-transform="none" fo:color="#22313f" style:font-name="inherit" fo:font-size="14.25pt" fo:letter-spacing="normal" fo:font-style="normal" fo:font-weight="normal" loext:padding="0in" loext:border="none"/>
    </style:style>
    <style:style style:name="T131" style:family="text">
      <style:text-properties fo:font-variant="normal" fo:text-transform="none" fo:color="#22313f" style:text-line-through-style="none" style:text-line-through-type="none" style:font-name="inherit" fo:font-size="14.25pt" fo:letter-spacing="normal" fo:font-style="normal" style:text-underline-style="none" fo:font-weight="normal" style:text-blinking="false" loext:padding="0in" loext:border="none"/>
    </style:style>
    <style:style style:name="T132" style:family="text">
      <style:text-properties fo:font-variant="normal" fo:text-transform="none" fo:color="#22313f" style:text-line-through-style="none" style:text-line-through-type="none" fo:font-size="14.25pt" fo:letter-spacing="normal" fo:font-style="normal" style:text-underline-style="none" fo:font-weight="normal" style:text-blinking="false" loext:padding="0in" loext:border="none"/>
    </style:style>
    <style:style style:name="T133" style:family="text">
      <style:text-properties fo:font-variant="normal" fo:text-transform="none" fo:color="#22313f" style:text-line-through-style="none" style:text-line-through-type="none" style:font-name="Liberation Serif" fo:font-size="14.25pt" fo:letter-spacing="normal" fo:font-style="normal" style:text-underline-style="none" fo:font-weight="normal" style:text-blinking="false" loext:padding="0in" loext:border="none"/>
    </style:style>
    <style:style style:name="T134" style:family="text">
      <style:text-properties fo:font-variant="normal" fo:text-transform="none" fo:color="#22313f" style:text-line-through-style="none" style:text-line-through-type="none" style:font-name="Liberation Serif" fo:letter-spacing="normal" fo:font-style="normal" style:text-underline-style="none" fo:font-weight="normal" style:text-blinking="false" loext:padding="0in" loext:border="none"/>
    </style:style>
    <style:style style:name="T135" style:family="text">
      <style:text-properties fo:font-variant="normal" fo:text-transform="none" fo:color="#22313f"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136" style:family="text">
      <style:text-properties fo:font-variant="normal" fo:text-transform="none" fo:color="#22313f" style:text-line-through-style="none" style:text-line-through-type="none" fo:font-size="12pt" fo:letter-spacing="normal" fo:font-style="normal" style:text-underline-style="none" fo:font-weight="normal" style:text-blinking="false" style:font-size-asian="12pt" style:font-size-complex="12pt" loext:padding="0in" loext:border="none"/>
    </style:style>
    <style:style style:name="T137" style:family="text">
      <style:text-properties fo:font-variant="normal" fo:text-transform="none" fo:color="#22313f" style:font-name="Inconsolata" fo:font-size="14.25pt" fo:letter-spacing="normal" fo:font-style="normal" fo:font-weight="normal" loext:padding="0in" loext:border="none"/>
    </style:style>
    <style:style style:name="T138" style:family="text">
      <style:text-properties fo:font-variant="normal" fo:text-transform="none" fo:color="#22313f" fo:font-size="14.25pt" fo:letter-spacing="normal" fo:font-style="normal" fo:font-weight="normal" loext:padding="0in" loext:border="none"/>
    </style:style>
    <style:style style:name="T139" style:family="text">
      <style:text-properties fo:font-variant="normal" fo:text-transform="none" fo:color="#22313f" style:font-name="Liberation Serif" fo:font-size="14.25pt" fo:letter-spacing="normal" fo:font-style="normal" fo:font-weight="normal" loext:padding="0in" loext:border="none"/>
    </style:style>
    <style:style style:name="T140" style:family="text">
      <style:text-properties fo:font-variant="normal" fo:text-transform="none" fo:color="#22313f" style:font-name="Liberation Serif" fo:letter-spacing="normal" fo:font-style="normal" fo:font-weight="normal" loext:padding="0in" loext:border="none"/>
    </style:style>
    <style:style style:name="T141" style:family="text">
      <style:text-properties fo:font-variant="normal" fo:text-transform="none" fo:color="#22313f" style:font-name="Liberation Serif" fo:font-size="12pt" fo:letter-spacing="normal" fo:font-style="normal" fo:font-weight="normal" style:font-size-asian="12pt" style:font-size-complex="12pt" loext:padding="0in" loext:border="none"/>
    </style:style>
    <style:style style:name="T142" style:family="text">
      <style:text-properties fo:font-variant="normal" fo:text-transform="none" fo:color="#22313f" fo:font-size="12pt" fo:letter-spacing="normal" fo:font-style="normal" fo:font-weight="normal" style:font-size-asian="12pt" style:font-size-complex="12pt" loext:padding="0in" loext:border="none"/>
    </style:style>
    <style:style style:name="T143" style:family="text">
      <style:text-properties fo:font-variant="normal" fo:text-transform="none" fo:color="#747484" style:font-name="monospace1" fo:font-size="12pt" fo:letter-spacing="normal" fo:font-style="normal" fo:font-weight="normal"/>
    </style:style>
    <style:style style:name="T144" style:family="text">
      <style:text-properties fo:font-variant="normal" fo:text-transform="none" fo:color="#747484" fo:letter-spacing="normal"/>
    </style:style>
    <style:style style:name="T145" style:family="text">
      <style:text-properties fo:font-variant="normal" fo:text-transform="none" fo:color="#747484" fo:letter-spacing="normal" fo:font-style="normal" fo:font-weight="normal"/>
    </style:style>
    <style:style style:name="T146" style:family="text">
      <style:text-properties fo:font-variant="normal" fo:text-transform="none" fo:color="#747484" fo:font-size="12pt" fo:letter-spacing="normal" fo:font-style="normal" fo:font-weight="normal"/>
    </style:style>
    <style:style style:name="T147" style:family="text">
      <style:text-properties fo:font-variant="normal" fo:text-transform="none" fo:color="#747484" fo:font-size="12pt" fo:letter-spacing="normal" fo:font-style="normal" fo:font-weight="normal" style:font-size-asian="12pt" style:font-size-complex="12pt"/>
    </style:style>
    <style:style style:name="T148" style:family="text">
      <style:text-properties fo:font-variant="normal" fo:text-transform="none" fo:color="#747484" fo:font-size="12pt" fo:letter-spacing="normal" style:font-size-asian="12pt" style:font-size-complex="12pt"/>
    </style:style>
    <style:style style:name="T149" style:family="text">
      <style:text-properties fo:font-variant="normal" fo:text-transform="none" fo:color="#747484" style:font-name="Liberation Serif" fo:font-size="12pt" fo:letter-spacing="normal" fo:font-style="normal" fo:font-weight="normal"/>
    </style:style>
    <style:style style:name="T150" style:family="text">
      <style:text-properties fo:font-variant="normal" fo:text-transform="none" fo:color="#747484" style:font-name="Liberation Serif" fo:font-size="12pt" fo:letter-spacing="normal" fo:font-style="normal" fo:font-weight="normal" style:font-size-asian="12pt" style:font-size-complex="12pt"/>
    </style:style>
    <style:style style:name="T151" style:family="text">
      <style:text-properties fo:font-variant="normal" fo:text-transform="none" fo:color="#747484" style:font-name="Liberation Serif" fo:font-size="12pt" fo:letter-spacing="normal" style:font-size-asian="12pt" style:font-size-complex="12pt"/>
    </style:style>
    <style:style style:name="T152" style:family="text">
      <style:text-properties fo:font-variant="normal" fo:text-transform="none" fo:color="#747484" style:font-name="Liberation Serif" fo:letter-spacing="normal"/>
    </style:style>
    <style:style style:name="T153" style:family="text">
      <style:text-properties fo:font-variant="normal" fo:text-transform="none" fo:color="#747484" style:font-name="Liberation Serif" fo:letter-spacing="normal" fo:font-style="normal" fo:font-weight="normal"/>
    </style:style>
    <style:style style:name="T154" style:family="text">
      <style:text-properties fo:font-variant="normal" fo:text-transform="none" fo:color="#f8f8f2" style:font-name="Consolas" fo:font-size="12pt" fo:letter-spacing="normal" fo:font-style="normal" fo:font-weight="normal"/>
    </style:style>
    <style:style style:name="T155" style:family="text">
      <style:text-properties fo:font-variant="normal" fo:text-transform="none" fo:color="#f8f8f2" fo:letter-spacing="normal"/>
    </style:style>
    <style:style style:name="T156" style:family="text">
      <style:text-properties fo:font-variant="normal" fo:text-transform="none" fo:color="#f8f8f2" fo:font-size="12pt" fo:letter-spacing="normal" fo:font-style="normal" fo:font-weight="normal"/>
    </style:style>
    <style:style style:name="T157" style:family="text">
      <style:text-properties fo:font-variant="normal" fo:text-transform="none" fo:color="#f8f8f2" fo:font-size="12pt" fo:letter-spacing="normal" fo:font-style="normal" fo:font-weight="normal" style:font-size-asian="12pt" style:font-size-complex="12pt"/>
    </style:style>
    <style:style style:name="T158" style:family="text">
      <style:text-properties fo:font-variant="normal" fo:text-transform="none" fo:color="#f8f8f2" fo:font-size="12pt" fo:letter-spacing="normal" style:font-size-asian="12pt" style:font-size-complex="12pt"/>
    </style:style>
    <style:style style:name="T159" style:family="text">
      <style:text-properties fo:font-variant="normal" fo:text-transform="none" fo:color="#f8f8f2" style:font-name="Liberation Serif" fo:letter-spacing="normal"/>
    </style:style>
    <style:style style:name="T160" style:family="text">
      <style:text-properties fo:font-variant="normal" fo:text-transform="none" fo:color="#f8f8f2" style:font-name="Liberation Serif" fo:letter-spacing="normal" fo:font-style="normal" fo:font-weight="normal"/>
    </style:style>
    <style:style style:name="T161" style:family="text">
      <style:text-properties fo:font-variant="normal" fo:text-transform="none" fo:color="#f8f8f2" style:font-name="Liberation Serif" fo:font-size="12pt" fo:letter-spacing="normal" fo:font-style="normal" fo:font-weight="normal"/>
    </style:style>
    <style:style style:name="T162" style:family="text">
      <style:text-properties fo:font-variant="normal" fo:text-transform="none" fo:color="#f8f8f2" style:font-name="Liberation Serif" fo:font-size="12pt" fo:letter-spacing="normal" fo:font-style="normal" fo:font-weight="normal" style:font-size-asian="12pt" style:font-size-complex="12pt"/>
    </style:style>
    <style:style style:name="T163" style:family="text">
      <style:text-properties fo:font-variant="normal" fo:text-transform="none" fo:color="#f8f8f2" style:font-name="Liberation Serif" fo:font-size="12pt" fo:letter-spacing="normal" style:font-size-asian="12pt" style:font-size-complex="12pt"/>
    </style:style>
    <style:style style:name="T164" style:family="text">
      <style:text-properties fo:font-variant="normal" fo:text-transform="none" fo:color="#e6db74" style:font-name="Consolas" fo:font-size="12pt" fo:letter-spacing="normal" fo:font-style="normal" fo:font-weight="normal"/>
    </style:style>
    <style:style style:name="T165" style:family="text">
      <style:text-properties fo:font-variant="normal" fo:text-transform="none" fo:color="#e6db74" fo:font-size="12pt" fo:letter-spacing="normal" fo:font-style="normal" fo:font-weight="normal"/>
    </style:style>
    <style:style style:name="T166" style:family="text">
      <style:text-properties fo:font-variant="normal" fo:text-transform="none" fo:color="#e6db74" fo:font-size="12pt" fo:letter-spacing="normal" fo:font-style="normal" fo:font-weight="normal" style:font-size-asian="12pt" style:font-size-complex="12pt"/>
    </style:style>
    <style:style style:name="T167" style:family="text">
      <style:text-properties fo:font-variant="normal" fo:text-transform="none" fo:color="#e6db74" style:font-name="Liberation Serif" fo:font-size="12pt" fo:letter-spacing="normal" fo:font-style="normal" fo:font-weight="normal"/>
    </style:style>
    <style:style style:name="T168" style:family="text">
      <style:text-properties fo:font-variant="normal" fo:text-transform="none" fo:color="#e6db74" style:font-name="Liberation Serif" fo:font-size="12pt" fo:letter-spacing="normal" fo:font-style="normal" fo:font-weight="normal" style:font-size-asian="12pt" style:font-size-complex="12pt"/>
    </style:style>
    <style:style style:name="T169" style:family="text">
      <style:text-properties fo:font-variant="normal" fo:text-transform="none" fo:color="#e6db74" style:font-name="Liberation Serif" fo:letter-spacing="normal" fo:font-style="normal" fo:font-weight="normal"/>
    </style:style>
    <style:style style:name="T170" style:family="text">
      <style:text-properties fo:font-variant="normal" fo:text-transform="none" fo:color="#a6e22e" style:font-name="Consolas" fo:font-size="12pt" fo:letter-spacing="normal" fo:font-style="normal" fo:font-weight="normal"/>
    </style:style>
    <style:style style:name="T171" style:family="text">
      <style:text-properties fo:font-variant="normal" fo:text-transform="none" fo:color="#a6e22e" fo:font-size="12pt" fo:letter-spacing="normal" fo:font-style="normal" fo:font-weight="normal"/>
    </style:style>
    <style:style style:name="T172" style:family="text">
      <style:text-properties fo:font-variant="normal" fo:text-transform="none" fo:color="#a6e22e" fo:font-size="12pt" fo:letter-spacing="normal" fo:font-style="normal" fo:font-weight="normal" style:font-size-asian="12pt" style:font-size-complex="12pt"/>
    </style:style>
    <style:style style:name="T173" style:family="text">
      <style:text-properties fo:font-variant="normal" fo:text-transform="none" fo:color="#a6e22e" style:font-name="Liberation Serif" fo:font-size="12pt" fo:letter-spacing="normal" fo:font-style="normal" fo:font-weight="normal"/>
    </style:style>
    <style:style style:name="T174" style:family="text">
      <style:text-properties fo:font-variant="normal" fo:text-transform="none" fo:color="#a6e22e" style:font-name="Liberation Serif" fo:font-size="12pt" fo:letter-spacing="normal" fo:font-style="normal" fo:font-weight="normal" style:font-size-asian="12pt" style:font-size-complex="12pt"/>
    </style:style>
    <style:style style:name="T175" style:family="text">
      <style:text-properties fo:font-variant="normal" fo:text-transform="none" fo:color="#a6e22e" style:font-name="Liberation Serif" fo:letter-spacing="normal" fo:font-style="normal" fo:font-weight="normal"/>
    </style:style>
    <style:style style:name="T176" style:family="text">
      <style:text-properties fo:font-variant="normal" fo:text-transform="none" fo:color="#66d9ef" style:font-name="Consolas" fo:font-size="12pt" fo:letter-spacing="normal" fo:font-style="normal" fo:font-weight="normal"/>
    </style:style>
    <style:style style:name="T177" style:family="text">
      <style:text-properties fo:font-variant="normal" fo:text-transform="none" fo:color="#66d9ef" fo:font-size="12pt" fo:letter-spacing="normal" fo:font-style="normal" fo:font-weight="normal"/>
    </style:style>
    <style:style style:name="T178" style:family="text">
      <style:text-properties fo:font-variant="normal" fo:text-transform="none" fo:color="#66d9ef" fo:font-size="12pt" fo:letter-spacing="normal" fo:font-style="normal" fo:font-weight="normal" style:font-size-asian="12pt" style:font-size-complex="12pt"/>
    </style:style>
    <style:style style:name="T179" style:family="text">
      <style:text-properties fo:font-variant="normal" fo:text-transform="none" fo:color="#66d9ef" style:font-name="Liberation Serif" fo:font-size="12pt" fo:letter-spacing="normal" fo:font-style="normal" fo:font-weight="normal"/>
    </style:style>
    <style:style style:name="T180" style:family="text">
      <style:text-properties fo:font-variant="normal" fo:text-transform="none" fo:color="#66d9ef" style:font-name="Liberation Serif" fo:font-size="12pt" fo:letter-spacing="normal" fo:font-style="normal" fo:font-weight="normal" style:font-size-asian="12pt" style:font-size-complex="12pt"/>
    </style:style>
    <style:style style:name="T181" style:family="text">
      <style:text-properties fo:font-variant="normal" fo:text-transform="none" fo:color="#66d9ef" style:font-name="Liberation Serif" fo:letter-spacing="normal" fo:font-style="normal" fo:font-weight="normal"/>
    </style:style>
    <style:style style:name="T182" style:family="text">
      <style:text-properties officeooo:rsid="000cfc4a"/>
    </style:style>
    <style:style style:name="T183" style:family="text">
      <style:text-properties fo:font-weight="bold" style:font-weight-asian="bold" style:font-weight-complex="bold"/>
    </style:style>
    <style:style style:name="T184" style:family="text">
      <style:text-properties fo:font-weight="bold" officeooo:rsid="000cfc4a" style:font-weight-asian="bold" style:font-weight-complex="bold"/>
    </style:style>
    <style:style style:name="T185"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186" style:family="text">
      <style:text-properties fo:color="#333333" style:font-name="Menlo" fo:font-size="9.75pt" fo:background-color="transparent" loext:char-shading-value="0" loext:padding="0in" loext:border="none"/>
    </style:style>
    <style:style style:name="T187" style:family="text">
      <style:text-properties fo:color="#333333" fo:font-size="9.75pt" fo:background-color="transparent" loext:char-shading-value="0" loext:padding="0in" loext:border="none"/>
    </style:style>
    <style:style style:name="T188" style:family="text">
      <style:text-properties fo:color="#333333" style:font-name="Liberation Serif" fo:font-size="9.75pt" fo:background-color="transparent" loext:char-shading-value="0" loext:padding="0in" loext:border="none"/>
    </style:style>
    <style:style style:name="T189" style:family="text">
      <style:text-properties fo:color="#333333" style:font-name="Liberation Serif" fo:background-color="transparent" loext:char-shading-value="0" loext:padding="0in" loext:border="none"/>
    </style:style>
    <style:style style:name="T190" style:family="text">
      <style:text-properties fo:color="#333333" style:font-name="Liberation Serif" fo:font-size="12pt" fo:background-color="transparent" loext:char-shading-value="0" style:font-size-asian="12pt" style:font-size-complex="12pt" loext:padding="0in" loext:border="none"/>
    </style:style>
    <style:style style:name="T191" style:family="text">
      <style:text-properties fo:color="#333333" fo:font-size="12pt" fo:background-color="transparent" loext:char-shading-value="0" style:font-size-asian="12pt" style:font-size-complex="12pt" loext:padding="0in" loext:border="none"/>
    </style:style>
    <style:style style:name="T192" style:family="text">
      <style:text-properties fo:color="#000000" style:font-name="Monaco1" fo:font-size="9pt" fo:background-color="#ffffff" loext:char-shading-value="0" loext:padding="0.0193in" loext:border="0.06pt solid #ffffff"/>
    </style:style>
    <style:style style:name="T193" style:family="text">
      <style:text-properties officeooo:rsid="000f4816"/>
    </style:style>
    <style:style style:name="T194" style:family="text">
      <style:text-properties style:font-name="monospace" fo:font-size="10.5pt" fo:font-style="normal" fo:font-weight="normal" fo:background-color="#eeeeee" loext:char-shading-value="0" loext:padding="0.0193in" loext:border="0.06pt solid #f5f5f5"/>
    </style:style>
    <style:style style:name="T195" style:family="text">
      <style:text-properties fo:color="#4e443c" style:font-name="sans-serif" fo:font-size="10.5pt" fo:font-style="normal" fo:font-weight="normal"/>
    </style:style>
    <style:style style:name="T196" style:family="text">
      <style:text-properties fo:color="#4e443c" style:font-name="sans-serif" fo:font-size="10.5pt" fo:font-style="normal" style:text-underline-style="none" fo:font-weight="normal" officeooo:rsid="00113371"/>
    </style:style>
    <style:style style:name="T197" style:family="text">
      <style:text-properties fo:color="#4e443c" officeooo:rsid="00113371"/>
    </style:style>
    <style:style style:name="T198" style:family="text">
      <style:text-properties fo:color="#4e443c" style:text-underline-style="none" officeooo:rsid="00113371"/>
    </style:style>
    <style:style style:name="T199" style:family="text">
      <style:text-properties fo:color="#4e443c" fo:font-style="italic" fo:font-weight="bold" officeooo:rsid="00113371"/>
    </style:style>
    <style:style style:name="T200" style:family="text">
      <style:text-properties style:font-name="Georgia" fo:font-size="10.5pt" fo:font-style="normal" fo:font-weight="normal"/>
    </style:style>
    <style:style style:name="T201" style:family="text">
      <style:text-properties style:font-name="Georgia" fo:font-size="10.5pt" fo:font-style="normal" fo:font-weight="normal" officeooo:rsid="00113371"/>
    </style:style>
    <style:style style:name="T202" style:family="text">
      <style:text-properties officeooo:rsid="00113371"/>
    </style:style>
    <style:style style:name="T203" style:family="text">
      <style:text-properties officeooo:rsid="001534a8"/>
    </style:style>
    <style:style style:name="T204" style:family="text">
      <style:text-properties officeooo:rsid="00159e88"/>
    </style:style>
    <style:style style:name="T205" style:family="text">
      <style:text-properties officeooo:rsid="000d9c2c"/>
    </style:style>
    <style:style style:name="T206" style:family="text">
      <style:text-properties fo:color="#00688b" style:font-name="Menlo" fo:font-size="9.75pt" fo:background-color="transparent" loext:char-shading-value="0" loext:padding="0in" loext:border="none"/>
    </style:style>
    <style:style style:name="T207" style:family="text">
      <style:text-properties fo:color="#00688b" fo:font-size="9.75pt" fo:background-color="transparent" loext:char-shading-value="0" loext:padding="0in" loext:border="none"/>
    </style:style>
    <style:style style:name="T208" style:family="text">
      <style:text-properties fo:color="#00688b" style:font-name="Liberation Serif" fo:font-size="9.75pt" fo:background-color="transparent" loext:char-shading-value="0" loext:padding="0in" loext:border="none"/>
    </style:style>
    <style:style style:name="T209" style:family="text">
      <style:text-properties fo:color="#00688b" style:font-name="Liberation Serif" fo:background-color="transparent" loext:char-shading-value="0" loext:padding="0in" loext:border="none"/>
    </style:style>
    <style:style style:name="T210" style:family="text">
      <style:text-properties fo:color="#00688b" style:font-name="Liberation Serif" fo:font-size="12pt" fo:background-color="transparent" loext:char-shading-value="0" style:font-size-asian="12pt" style:font-size-complex="12pt" loext:padding="0in" loext:border="none"/>
    </style:style>
    <style:style style:name="T211" style:family="text">
      <style:text-properties fo:color="#00688b" fo:font-size="12pt" fo:background-color="transparent" loext:char-shading-value="0" style:font-size-asian="12pt" style:font-size-complex="12pt" loext:padding="0in" loext:border="none"/>
    </style:style>
    <style:style style:name="T212" style:family="text">
      <style:text-properties fo:color="#658b00" style:font-name="Menlo" fo:font-size="9.75pt" fo:background-color="transparent" loext:char-shading-value="0" loext:padding="0in" loext:border="none"/>
    </style:style>
    <style:style style:name="T213" style:family="text">
      <style:text-properties fo:color="#658b00" fo:font-size="9.75pt" fo:background-color="transparent" loext:char-shading-value="0" loext:padding="0in" loext:border="none"/>
    </style:style>
    <style:style style:name="T214" style:family="text">
      <style:text-properties fo:color="#658b00" style:font-name="Liberation Serif" fo:font-size="9.75pt" fo:background-color="transparent" loext:char-shading-value="0" loext:padding="0in" loext:border="none"/>
    </style:style>
    <style:style style:name="T215" style:family="text">
      <style:text-properties fo:color="#658b00" style:font-name="Liberation Serif" fo:background-color="transparent" loext:char-shading-value="0" loext:padding="0in" loext:border="none"/>
    </style:style>
    <style:style style:name="T216" style:family="text">
      <style:text-properties fo:color="#658b00" style:font-name="Liberation Serif" fo:font-size="12pt" fo:background-color="transparent" loext:char-shading-value="0" style:font-size-asian="12pt" style:font-size-complex="12pt" loext:padding="0in" loext:border="none"/>
    </style:style>
    <style:style style:name="T217" style:family="text">
      <style:text-properties fo:color="#658b00" fo:font-size="12pt" fo:background-color="transparent" loext:char-shading-value="0" style:font-size-asian="12pt" style:font-size-complex="12pt" loext:padding="0in" loext:border="none"/>
    </style:style>
    <style:style style:name="T218" style:family="text">
      <style:text-properties fo:color="#cd5555" style:font-name="Menlo" fo:font-size="9.75pt" fo:background-color="transparent" loext:char-shading-value="0" loext:padding="0in" loext:border="none"/>
    </style:style>
    <style:style style:name="T219" style:family="text">
      <style:text-properties fo:color="#cd5555" fo:font-size="9.75pt" fo:background-color="transparent" loext:char-shading-value="0" loext:padding="0in" loext:border="none"/>
    </style:style>
    <style:style style:name="T220" style:family="text">
      <style:text-properties fo:color="#cd5555" style:font-name="Liberation Serif" fo:font-size="9.75pt" fo:background-color="transparent" loext:char-shading-value="0" loext:padding="0in" loext:border="none"/>
    </style:style>
    <style:style style:name="T221" style:family="text">
      <style:text-properties fo:color="#cd5555" style:font-name="Liberation Serif" fo:background-color="transparent" loext:char-shading-value="0" loext:padding="0in" loext:border="none"/>
    </style:style>
    <style:style style:name="T222" style:family="text">
      <style:text-properties fo:color="#cd5555" style:font-name="Liberation Serif" fo:font-size="12pt" fo:background-color="transparent" loext:char-shading-value="0" style:font-size-asian="12pt" style:font-size-complex="12pt" loext:padding="0in" loext:border="none"/>
    </style:style>
    <style:style style:name="T223" style:family="text">
      <style:text-properties fo:color="#cd5555" fo:font-size="12pt" fo:background-color="transparent" loext:char-shading-value="0" style:font-size-asian="12pt" style:font-size-complex="12pt"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ase Study: <text:span text:style-name="T203">Executing a Container</text:span></text:p>
      <text:p text:style-name="Heading"><text:span text:style-name="T183">Situation</text:span>:</text:p>
      <text:p text:style-name="P17">You are appointed as a senior DevOps Engineer with a good package in a company named D&amp;K Private Limited. You have been assigned your first set of tasks.</text:p>
      <text:p text:style-name="P1"/>
      <text:p text:style-name="Heading"><text:span text:style-name="T183">Challenges</text:span>:</text:p>
      <text:list xml:id="list1400924693" text:style-name="L1">
        <text:list-item>
          <text:p text:style-name="P26"><text:span text:style-name="T4">To set up your system for </text:span><text:span text:style-name="T2">performing the Docker practical</text:span></text:p>
        </text:list-item>
        <text:list-item>
          <text:p text:style-name="P18"><text:span text:style-name="T205">Create a file inside the container and copy the file to </text:span>the host</text:p>
          <text:p text:style-name="P31"/>
        </text:list-item>
      </text:list>
      <text:p text:style-name="Heading"><text:span text:style-name="T183">Actions</text:span>:</text:p>
      <text:list xml:id="list923677296" text:style-name="L2">
        <text:list-item>
          <text:p text:style-name="P16">Install docker-ce on your machine</text:p>
        </text:list-item>
        <text:list-item>
          <text:p text:style-name="P16">Execute a container named C1 containing the image of centos in interactive, terminal and detached mode</text:p>
        </text:list-item>
      </text:list>
      <text:p text:style-name="P10"><text:span text:style-name="T184">Results</text:span><text:span text:style-name="T182">:</text:span></text:p>
      <text:list xml:id="list124037563891918" text:continue-numbering="true" text:style-name="L2">
        <text:list-item>
          <text:p text:style-name="P19">Install docker-ce on your machine</text:p>
          <text:list>
            <text:list-header>
              <text:h text:style-name="P67" text:outline-level="2"><text:bookmark text:name="install-docker-ce"/>Install Docker CE</text:h>
            </text:list-header>
          </text:list>
        </text:list-item>
      </text:list>
      <text:p text:style-name="P48">You can install Docker CE in different ways, depending on your needs:</text:p>
      <text:list xml:id="list1621957361" text:style-name="L11">
        <text:list-item>
          <text:p text:style-name="P54"><text:span text:style-name="T65">Most users </text:span><text:a xlink:type="simple" xlink:href="https://docs.docker.com/install/linux/docker-ce/ubuntu/#install-using-the-repository" text:style-name="Internet_20_link" text:visited-style-name="Visited_20_Internet_20_Link"><text:span text:style-name="T79">set up Docker’s repositories</text:span></text:a><text:span text:style-name="T65"> and install from them, for ease of installation and upgrade tasks. This is the recommended approach.</text:span></text:p>
        </text:list-item>
        <text:list-item>
          <text:p text:style-name="P54"><text:span text:style-name="T65">Some users download the DEB package and </text:span><text:a xlink:type="simple" xlink:href="https://docs.docker.com/install/linux/docker-ce/ubuntu/#install-from-a-package" text:style-name="Internet_20_link" text:visited-style-name="Visited_20_Internet_20_Link"><text:span text:style-name="T79">install it manually</text:span></text:a><text:span text:style-name="T65"> and manage upgrades completely manually. This is useful in situations such as installing Docker on air-gapped systems with no access to the internet.</text:span></text:p>
        </text:list-item>
        <text:list-item>
          <text:p text:style-name="P54"><text:span text:style-name="T65">In testing and development environments, some users choose to use automated </text:span><text:a xlink:type="simple" xlink:href="https://docs.docker.com/install/linux/docker-ce/ubuntu/#install-using-the-convenience-script" text:style-name="Internet_20_link" text:visited-style-name="Visited_20_Internet_20_Link"><text:span text:style-name="T79">convenience scripts</text:span></text:a><text:span text:style-name="T65"> to install Docker.</text:span></text:p>
        </text:list-item>
      </text:list>
      <text:h text:style-name="P72" text:outline-level="3" text:is-list-header="true"><text:bookmark text:name="install-using-the-repository"/>Install using the repository</text:h>
      <text:p text:style-name="P48">Before you install Docker CE for the first time on a new host machine, you need to set up the Docker repository. Afterward, you can install and update Docker from the repository.</text:p>
      <text:h text:style-name="P88" text:outline-level="4"><text:bookmark text:name="set-up-the-repository"/><text:soft-page-break/>SET UP THE REPOSITORY</text:h>
      <text:list xml:id="list2907363171" text:style-name="L12">
        <text:list-item>
          <text:p text:style-name="P57"><text:span text:style-name="T65">Update the </text:span><text:span text:style-name="Source_20_Text"><text:span text:style-name="T94">apt</text:span></text:span><text:span text:style-name="T65"> package index:</text:span></text:p>
          <text:p text:style-name="P76"><text:span text:style-name="Source_20_Text"><text:span text:style-name="T100">$ </text:span></text:span><text:span text:style-name="Source_20_Text"><text:span text:style-name="T106">sudo </text:span></text:span><text:span text:style-name="Source_20_Text"><text:span text:style-name="T25">apt-get update</text:span></text:span></text:p>
        </text:list-item>
        <text:list-item>
          <text:p text:style-name="P57"><text:span text:style-name="T65">Install packages to allow </text:span><text:span text:style-name="Source_20_Text"><text:span text:style-name="T94">apt</text:span></text:span><text:span text:style-name="T65"> to use a repository over HTTPS:</text:span></text:p>
          <text:p text:style-name="P76"><text:span text:style-name="Source_20_Text"><text:span text:style-name="T100">$ </text:span></text:span><text:span text:style-name="Source_20_Text"><text:span text:style-name="T106">sudo </text:span></text:span><text:span text:style-name="Source_20_Text"><text:span text:style-name="T25">apt-get install </text:span></text:span><text:span text:style-name="Source_20_Text"><text:span text:style-name="T114">\</text:span></text:span></text:p>
          <text:p text:style-name="P83"><text:span text:style-name="Source_20_Text"><text:span text:style-name="T26"><text:s text:c="4"/></text:span></text:span><text:span text:style-name="Source_20_Text"><text:span text:style-name="T25">apt-transport-https </text:span></text:span><text:span text:style-name="Source_20_Text"><text:span text:style-name="T114">\</text:span></text:span></text:p>
          <text:p text:style-name="P83"><text:span text:style-name="Source_20_Text"><text:span text:style-name="T26"><text:s text:c="4"/></text:span></text:span><text:span text:style-name="Source_20_Text"><text:span text:style-name="T25">ca-certificates </text:span></text:span><text:span text:style-name="Source_20_Text"><text:span text:style-name="T114">\</text:span></text:span></text:p>
          <text:p text:style-name="P83"><text:span text:style-name="Source_20_Text"><text:span text:style-name="T26"><text:s text:c="4"/></text:span></text:span><text:span text:style-name="Source_20_Text"><text:span text:style-name="T25">curl </text:span></text:span><text:span text:style-name="Source_20_Text"><text:span text:style-name="T114">\</text:span></text:span></text:p>
          <text:p text:style-name="P83"><text:span text:style-name="Source_20_Text"><text:span text:style-name="T26"><text:s text:c="4"/></text:span></text:span><text:span text:style-name="Source_20_Text"><text:span text:style-name="T25">gnupg-agent </text:span></text:span><text:span text:style-name="Source_20_Text"><text:span text:style-name="T114">\</text:span></text:span></text:p>
          <text:p text:style-name="P83"><text:span text:style-name="Source_20_Text"><text:span text:style-name="T26"><text:s text:c="4"/></text:span></text:span><text:span text:style-name="Source_20_Text"><text:span text:style-name="T25">software-properties-common</text:span></text:span></text:p>
        </text:list-item>
        <text:list-item>
          <text:p text:style-name="P49">Add Docker’s official GPG key:</text:p>
          <text:p text:style-name="P76"><text:span text:style-name="Source_20_Text"><text:span text:style-name="T100">$ </text:span></text:span><text:span text:style-name="Source_20_Text"><text:span text:style-name="T25">curl </text:span></text:span><text:span text:style-name="Source_20_Text"><text:span text:style-name="T122">-fsSL</text:span></text:span><text:span text:style-name="Source_20_Text"><text:span text:style-name="T25"> https://download.docker.com/linux/ubuntu/gpg | </text:span></text:span><text:span text:style-name="Source_20_Text"><text:span text:style-name="T106">sudo </text:span></text:span><text:span text:style-name="Source_20_Text"><text:span text:style-name="T25">apt-key add -</text:span></text:span></text:p>
          <text:p text:style-name="P57"><text:span text:style-name="T65">Verify that you now have the key with the fingerprint</text:span><text:span text:style-name="Source_20_Text"><text:span text:style-name="T94">9DC8 5822 9FC7 DD38 854A E2D8 8D81 803C 0EBF CD88</text:span></text:span><text:span text:style-name="T65">, by searching for the last 8 characters of the fingerprint.</text:span></text:p>
          <text:p text:style-name="P76"><text:span text:style-name="Source_20_Text"><text:span text:style-name="T100">$ </text:span></text:span><text:span text:style-name="Source_20_Text"><text:span text:style-name="T106">sudo </text:span></text:span><text:span text:style-name="Source_20_Text"><text:span text:style-name="T25">apt-key fingerprint 0EBFCD88</text:span></text:span></text:p>
          <text:p text:style-name="P83"><text:span text:style-name="Source_20_Text"><text:span text:style-name="T26"><text:s text:c="4"/></text:span></text:span></text:p>
          <text:p text:style-name="P83"><text:span text:style-name="Source_20_Text"><text:span text:style-name="T25">pub <text:s text:c="2"/>rsa4096 2017-02-22 [SCEA]</text:span></text:span></text:p>
          <text:p text:style-name="P83"><text:span text:style-name="Source_20_Text"><text:span text:style-name="T26"><text:s text:c="6"/></text:span></text:span><text:span text:style-name="Source_20_Text"><text:span text:style-name="T25">9DC8 5822 9FC7 DD38 854A <text:s/>E2D8 8D81 803C 0EBF CD88</text:span></text:span></text:p>
          <text:p text:style-name="P83"><text:span text:style-name="Source_20_Text"><text:span text:style-name="T25">uid <text:s text:c="10"/>[ unknown] Docker Release (CE deb) &lt;docker@docker.com&gt;</text:span></text:span></text:p>
          <text:p text:style-name="P83"><text:span text:style-name="Source_20_Text"><text:span text:style-name="T25">sub <text:s text:c="2"/>rsa4096 2017-02-22 [S]</text:span></text:span></text:p>
        </text:list-item>
        <text:list-item>
          <text:p text:style-name="P57"><text:soft-page-break/><text:span text:style-name="T65">Use the following command to set up the </text:span><text:span text:style-name="Strong_20_Emphasis"><text:span text:style-name="T66">stable</text:span></text:span><text:span text:style-name="T65"> repository. To add the </text:span><text:span text:style-name="Strong_20_Emphasis"><text:span text:style-name="T66">nightly</text:span></text:span><text:span text:style-name="T65"> or </text:span><text:span text:style-name="Strong_20_Emphasis"><text:span text:style-name="T66">test</text:span></text:span><text:span text:style-name="T65"> repository, add the word </text:span><text:span text:style-name="Source_20_Text"><text:span text:style-name="T94">nightly</text:span></text:span><text:span text:style-name="T65"> or </text:span><text:span text:style-name="Source_20_Text"><text:span text:style-name="T94">test</text:span></text:span><text:span text:style-name="T65"> (or both) after the word </text:span><text:span text:style-name="Source_20_Text"><text:span text:style-name="T94">stable</text:span></text:span><text:span text:style-name="T65"> in the commands below. </text:span><text:a xlink:type="simple" xlink:href="https://docs.docker.com/install/" text:style-name="Internet_20_link" text:visited-style-name="Visited_20_Internet_20_Link"><text:span text:style-name="T79">Learn about </text:span></text:a><text:a xlink:type="simple" xlink:href="https://docs.docker.com/install/" text:style-name="Internet_20_link" text:visited-style-name="Visited_20_Internet_20_Link"><text:span text:style-name="Strong_20_Emphasis"><text:span text:style-name="T80">nightly</text:span></text:span></text:a><text:a xlink:type="simple" xlink:href="https://docs.docker.com/install/" text:style-name="Internet_20_link" text:visited-style-name="Visited_20_Internet_20_Link"><text:span text:style-name="T79"> and </text:span></text:a><text:a xlink:type="simple" xlink:href="https://docs.docker.com/install/" text:style-name="Internet_20_link" text:visited-style-name="Visited_20_Internet_20_Link"><text:span text:style-name="Strong_20_Emphasis"><text:span text:style-name="T80">test</text:span></text:span></text:a><text:a xlink:type="simple" xlink:href="https://docs.docker.com/install/" text:style-name="Internet_20_link" text:visited-style-name="Visited_20_Internet_20_Link"><text:span text:style-name="T79"> channels</text:span></text:a><text:span text:style-name="T65">.</text:span></text:p>
          <text:p text:style-name="P92"><text:span text:style-name="Strong_20_Emphasis"><text:span text:style-name="T66">Note</text:span></text:span><text:span text:style-name="T65">: The </text:span><text:span text:style-name="Source_20_Text"><text:span text:style-name="T94">lsb_release -cs</text:span></text:span><text:span text:style-name="T65"> sub-command below returns the name of your Ubuntu distribution, such as </text:span><text:span text:style-name="Source_20_Text"><text:span text:style-name="T94">xenial</text:span></text:span><text:span text:style-name="T65">. Sometimes, in a distribution like Linux Mint, you might need to change </text:span><text:span text:style-name="Source_20_Text"><text:span text:style-name="T94">$(lsb_release -cs)</text:span></text:span><text:span text:style-name="T65"> to your parent Ubuntu distribution. For example, if you are using </text:span><text:span text:style-name="Source_20_Text"><text:span text:style-name="T94">Linux Mint Tessa</text:span></text:span><text:span text:style-name="T65">, you could use </text:span><text:span text:style-name="Source_20_Text"><text:span text:style-name="T94">bionic</text:span></text:span><text:span text:style-name="T65">. Docker does not offer any guarantees on untested and unsupported Ubuntu distributions.</text:span></text:p>
          <text:list>
            <text:list-item>
              <text:p text:style-name="P62">x86_64 / amd64</text:p>
            </text:list-item>
            <text:list-item>
              <text:p text:style-name="P63">armhf</text:p>
            </text:list-item>
            <text:list-item>
              <text:p text:style-name="P63">arm64</text:p>
            </text:list-item>
            <text:list-item>
              <text:p text:style-name="P63">ppc64le (IBM Power)</text:p>
            </text:list-item>
            <text:list-item>
              <text:p text:style-name="P63">s390x (IBM Z)</text:p>
            </text:list-item>
          </text:list>
        </text:list-item>
      </text:list>
      <text:section text:style-name="Sect1" text:name="x86_64_repo">
        <text:list xml:id="list124039106827785" text:continue-numbering="true" text:style-name="L12">
          <text:list-header>
            <text:p text:style-name="P76"><text:span text:style-name="Source_20_Text"><text:span text:style-name="T210">$ </text:span></text:span><text:span text:style-name="Source_20_Text"><text:span text:style-name="T216">sudo </text:span></text:span><text:span text:style-name="Source_20_Text"><text:span text:style-name="T190">add-apt-repository </text:span></text:span><text:span text:style-name="Source_20_Text"><text:span text:style-name="T222">\</text:span></text:span></text:p>
            <text:p text:style-name="P83"><text:span text:style-name="Source_20_Text"><text:span text:style-name="T26"><text:s text:c="3"/></text:span></text:span><text:span text:style-name="Source_20_Text"><text:span text:style-name="T114">"deb [arch=amd64] https://download.docker.com/linux/ubuntu \</text:span></text:span></text:p>
            <text:p text:style-name="P83"><text:span text:style-name="Source_20_Text"><text:span text:style-name="T115"><text:s text:c="3"/></text:span></text:span><text:span text:style-name="Source_20_Text"><text:span text:style-name="T122">$(</text:span></text:span><text:span text:style-name="Source_20_Text"><text:span text:style-name="T25">lsb_release </text:span></text:span><text:span text:style-name="Source_20_Text"><text:span text:style-name="T122">-cs)</text:span></text:span><text:span text:style-name="Source_20_Text"><text:span text:style-name="T114"> \</text:span></text:span></text:p>
            <text:p text:style-name="P83"><text:span text:style-name="Source_20_Text"><text:span text:style-name="T115"><text:s text:c="3"/></text:span></text:span><text:span text:style-name="Source_20_Text"><text:span text:style-name="T114">stable"</text:span></text:span></text:p>
          </text:list-header>
        </text:list>
      </text:section>
      <text:h text:style-name="P88" text:outline-level="4"><text:bookmark text:name="install-docker-ce-1"/>INSTALL DOCKER CE</text:h>
      <text:list xml:id="list3531958378" text:style-name="L13">
        <text:list-item>
          <text:p text:style-name="P58"><text:span text:style-name="T65">Update the </text:span><text:span text:style-name="Source_20_Text"><text:span text:style-name="T94">apt</text:span></text:span><text:span text:style-name="T65"> package index.</text:span></text:p>
          <text:p text:style-name="P77"><text:span text:style-name="Source_20_Text"><text:span text:style-name="T100">$ </text:span></text:span><text:span text:style-name="Source_20_Text"><text:span text:style-name="T106">sudo </text:span></text:span><text:span text:style-name="Source_20_Text"><text:span text:style-name="T25">apt-get update</text:span></text:span></text:p>
        </text:list-item>
        <text:list-item>
          <text:p text:style-name="P55"><text:span text:style-name="T65">Install the </text:span><text:span text:style-name="Emphasis"><text:span text:style-name="T65">latest version</text:span></text:span><text:span text:style-name="T65"> of Docker CE and containerd, or go to the next step to install a specific version:</text:span></text:p>
          <text:p text:style-name="P77"><text:soft-page-break/><text:span text:style-name="Source_20_Text"><text:span text:style-name="T100">$ </text:span></text:span><text:span text:style-name="Source_20_Text"><text:span text:style-name="T106">sudo </text:span></text:span><text:span text:style-name="Source_20_Text"><text:span text:style-name="T25">apt-get install docker-ce docker-ce-cli containerd.io</text:span></text:span></text:p>
          <text:p text:style-name="P89">Got multiple Docker repositories?</text:p>
          <text:p text:style-name="P93"><text:span text:style-name="T65">If you have multiple Docker repositories enabled, installing or updating without specifying a version in the </text:span><text:span text:style-name="Source_20_Text"><text:span text:style-name="T94">apt-get install</text:span></text:span><text:span text:style-name="T65"> or </text:span><text:span text:style-name="Source_20_Text"><text:span text:style-name="T94">apt-get update</text:span></text:span><text:span text:style-name="T65"> command always installs the highest possible version, which may not be appropriate for your stability needs.</text:span></text:p>
        </text:list-item>
        <text:list-item>
          <text:p text:style-name="P55"><text:span text:style-name="T65">To install a </text:span><text:span text:style-name="Emphasis"><text:span text:style-name="T65">specific version</text:span></text:span><text:span text:style-name="T65"> of Docker CE, list the available versions in the repo, then select and install:</text:span></text:p>
          <text:p text:style-name="P50">a. List the versions available in your repo:</text:p>
          <text:p text:style-name="P77"><text:span text:style-name="Source_20_Text"><text:span text:style-name="T100">$ </text:span></text:span><text:span text:style-name="Source_20_Text"><text:span text:style-name="T25">apt-cache madison docker-ce</text:span></text:span></text:p>
          <text:p text:style-name="P86"/>
          <text:p text:style-name="P84"><text:span text:style-name="Source_20_Text"><text:span text:style-name="T26"><text:s text:c="2"/></text:span></text:span><text:span text:style-name="Source_20_Text"><text:span text:style-name="T25">docker-ce | 5:18.09.1~3-0~ubuntu-xenial | https://download.docker.com/linux/ubuntu <text:s/>xenial/stable amd64 Packages</text:span></text:span></text:p>
          <text:p text:style-name="P84"><text:span text:style-name="Source_20_Text"><text:span text:style-name="T26"><text:s text:c="2"/></text:span></text:span><text:span text:style-name="Source_20_Text"><text:span text:style-name="T25">docker-ce | 5:18.09.0~3-0~ubuntu-xenial | https://download.docker.com/linux/ubuntu <text:s/>xenial/stable amd64 Packages</text:span></text:span></text:p>
          <text:p text:style-name="P84"><text:span text:style-name="Source_20_Text"><text:span text:style-name="T26"><text:s text:c="2"/></text:span></text:span><text:span text:style-name="Source_20_Text"><text:span text:style-name="T25">docker-ce | 18.06.1~ce~3-0~ubuntu <text:s text:c="6"/>| https://download.docker.com/linux/ubuntu <text:s/>xenial/stable amd64 Packages</text:span></text:span></text:p>
          <text:p text:style-name="P84"><text:span text:style-name="Source_20_Text"><text:span text:style-name="T26"><text:s text:c="2"/></text:span></text:span><text:span text:style-name="Source_20_Text"><text:span text:style-name="T25">docker-ce | 18.06.0~ce~3-0~ubuntu <text:s text:c="6"/>| https://download.docker.com/linux/ubuntu <text:s/>xenial/stable amd64 Packages</text:span></text:span></text:p>
          <text:p text:style-name="P84"><text:span text:style-name="Source_20_Text"><text:span text:style-name="T26"><text:s text:c="2"/></text:span></text:span><text:span text:style-name="Source_20_Text"><text:span text:style-name="T25">...</text:span></text:span></text:p>
          <text:p text:style-name="P58"><text:span text:style-name="T65">b. Install a specific version using the version string from the second column, for example, </text:span><text:span text:style-name="Source_20_Text"><text:span text:style-name="T94">5:18.09.1~3-0~ubuntu-xenial</text:span></text:span><text:span text:style-name="T65">.</text:span></text:p>
          <text:p text:style-name="P77"><text:span text:style-name="Source_20_Text"><text:span text:style-name="T100">$ </text:span></text:span><text:span text:style-name="Source_20_Text"><text:span text:style-name="T106">sudo </text:span></text:span><text:span text:style-name="Source_20_Text"><text:span text:style-name="T25">apt-get install docker-ce=&lt;VERSION_STRING&gt; docker-ce-cli=&lt;VERSION_STRING&gt; containerd.io</text:span></text:span></text:p>
        </text:list-item>
        <text:list-item>
          <text:p text:style-name="P58"><text:span text:style-name="T65">Verify that Docker CE is installed correctly by running the </text:span><text:span text:style-name="Source_20_Text"><text:span text:style-name="T94">hello-world</text:span></text:span><text:span text:style-name="T65"> image.</text:span></text:p>
          <text:p text:style-name="P77"><text:soft-page-break/><text:span text:style-name="Source_20_Text"><text:span text:style-name="T100">$ </text:span></text:span><text:span text:style-name="Source_20_Text"><text:span text:style-name="T106">sudo </text:span></text:span><text:span text:style-name="Source_20_Text"><text:span text:style-name="T25">docker run hello-world</text:span></text:span></text:p>
          <text:p text:style-name="P50">This command downloads a test image and runs it in a container. When the container runs, it prints an informational message and exits.</text:p>
        </text:list-item>
      </text:list>
      <text:p text:style-name="P56"><text:span text:style-name="T65">Docker CE is installed and running. The </text:span><text:span text:style-name="Source_20_Text"><text:span text:style-name="T94">docker</text:span></text:span><text:span text:style-name="T65"> group is created but no users are added to it. You need to use </text:span><text:span text:style-name="Source_20_Text"><text:span text:style-name="T94">sudo</text:span></text:span><text:span text:style-name="T65"> to run Docker commands. Continue to </text:span><text:a xlink:type="simple" xlink:href="https://docs.docker.com/install/linux/linux-postinstall/" text:style-name="Internet_20_link" text:visited-style-name="Visited_20_Internet_20_Link"><text:span text:style-name="T79">Linux postinstall</text:span></text:a><text:span text:style-name="T65"> to allow non-privileged users to run Docker commands and for other optional configuration steps.</text:span></text:p>
      <text:h text:style-name="P88" text:outline-level="4"><text:bookmark text:name="upgrade-docker-ce"/>UPGRADE DOCKER CE</text:h>
      <text:p text:style-name="P56"><text:span text:style-name="T65">To upgrade Docker CE, first run </text:span><text:span text:style-name="Source_20_Text"><text:span text:style-name="T94">sudo apt-get update</text:span></text:span><text:span text:style-name="T65">, then follow the </text:span><text:a xlink:type="simple" xlink:href="https://docs.docker.com/install/linux/docker-ce/ubuntu/#install-docker-ce" text:style-name="Internet_20_link" text:visited-style-name="Visited_20_Internet_20_Link"><text:span text:style-name="T79">installation instructions</text:span></text:a><text:span text:style-name="T65">, choosing the new version you want to install.</text:span></text:p>
      <text:h text:style-name="P72" text:outline-level="3"><text:bookmark text:name="install-from-a-package"/>Install from a package</text:h>
      <text:p text:style-name="P56"><text:span text:style-name="T65">If you cannot use Docker’s repository to install Docker CE, you can download the </text:span><text:span text:style-name="Source_20_Text"><text:span text:style-name="T94">.deb</text:span></text:span><text:span text:style-name="T65"> file for your release and install it manually. You need to download a new file each time you want to upgrade Docker.</text:span></text:p>
      <text:list xml:id="list159397719" text:style-name="L14">
        <text:list-item>
          <text:p text:style-name="P59"><text:span text:style-name="T65">Go to </text:span><text:a xlink:type="simple" xlink:href="https://download.docker.com/linux/ubuntu/dists/" office:target-frame-name="_blank" xlink:show="new" text:style-name="Internet_20_link" text:visited-style-name="Visited_20_Internet_20_Link"><text:span text:style-name="Source_20_Text"><text:span text:style-name="T88">https://download.docker.com/linux/ubuntu/dists/</text:span></text:span></text:a><text:span text:style-name="T65">, choose your Ubuntu version, browse to </text:span><text:span text:style-name="Source_20_Text"><text:span text:style-name="T94">pool/stable/</text:span></text:span><text:span text:style-name="T65">, choose </text:span><text:span text:style-name="Source_20_Text"><text:span text:style-name="T94">amd64</text:span></text:span><text:span text:style-name="T65">, </text:span><text:span text:style-name="Source_20_Text"><text:span text:style-name="T94">armhf</text:span></text:span><text:span text:style-name="T65">, </text:span><text:span text:style-name="Source_20_Text"><text:span text:style-name="T94">arm64</text:span></text:span><text:span text:style-name="T65">, </text:span><text:span text:style-name="Source_20_Text"><text:span text:style-name="T94">ppc64el</text:span></text:span><text:span text:style-name="T65">, or </text:span><text:span text:style-name="Source_20_Text"><text:span text:style-name="T94">s390x</text:span></text:span><text:span text:style-name="T65">, and download the </text:span><text:span text:style-name="Source_20_Text"><text:span text:style-name="T94">.deb</text:span></text:span><text:span text:style-name="T65"> file for the Docker CE version you want to install.</text:span></text:p>
          <text:p text:style-name="P94"><text:span text:style-name="Strong_20_Emphasis"><text:span text:style-name="T66">Note</text:span></text:span><text:span text:style-name="T65">: To install a </text:span><text:span text:style-name="Strong_20_Emphasis"><text:span text:style-name="T66">nightly</text:span></text:span><text:span text:style-name="T65"> package, change the word </text:span><text:span text:style-name="Source_20_Text"><text:span text:style-name="T94">stable</text:span></text:span><text:span text:style-name="T65"> in the URL to </text:span><text:span text:style-name="Source_20_Text"><text:span text:style-name="T94">nightly</text:span></text:span><text:span text:style-name="T65">.</text:span><text:a xlink:type="simple" xlink:href="https://docs.docker.com/install/" text:style-name="Internet_20_link" text:visited-style-name="Visited_20_Internet_20_Link"><text:span text:style-name="T79">Learn about </text:span></text:a><text:a xlink:type="simple" xlink:href="https://docs.docker.com/install/" text:style-name="Internet_20_link" text:visited-style-name="Visited_20_Internet_20_Link"><text:span text:style-name="Strong_20_Emphasis"><text:span text:style-name="T80">nightly</text:span></text:span></text:a><text:a xlink:type="simple" xlink:href="https://docs.docker.com/install/" text:style-name="Internet_20_link" text:visited-style-name="Visited_20_Internet_20_Link"><text:span text:style-name="T79"> and </text:span></text:a><text:a xlink:type="simple" xlink:href="https://docs.docker.com/install/" text:style-name="Internet_20_link" text:visited-style-name="Visited_20_Internet_20_Link"><text:span text:style-name="Strong_20_Emphasis"><text:span text:style-name="T80">test</text:span></text:span></text:a><text:a xlink:type="simple" xlink:href="https://docs.docker.com/install/" text:style-name="Internet_20_link" text:visited-style-name="Visited_20_Internet_20_Link"><text:span text:style-name="T79"> channels</text:span></text:a><text:span text:style-name="T65">.</text:span></text:p>
        </text:list-item>
        <text:list-item>
          <text:p text:style-name="P51">Install Docker CE, changing the path below to the path where you downloaded the Docker package.</text:p>
          <text:p text:style-name="P78"><text:span text:style-name="Source_20_Text"><text:span text:style-name="T100">$ </text:span></text:span><text:span text:style-name="Source_20_Text"><text:span text:style-name="T106">sudo </text:span></text:span><text:span text:style-name="Source_20_Text"><text:span text:style-name="T25">dpkg </text:span></text:span><text:span text:style-name="Source_20_Text"><text:span text:style-name="T122">-i</text:span></text:span><text:span text:style-name="Source_20_Text"><text:span text:style-name="T25"> /path/to/package.deb</text:span></text:span></text:p>
          <text:p text:style-name="P51">The Docker daemon starts automatically.</text:p>
        </text:list-item>
        <text:list-item>
          <text:p text:style-name="P59"><text:span text:style-name="T65">Verify that Docker CE is installed correctly by running the </text:span><text:span text:style-name="Source_20_Text"><text:span text:style-name="T94">hello-world</text:span></text:span><text:span text:style-name="T65"> image.</text:span></text:p>
          <text:p text:style-name="P78"><text:soft-page-break/><text:span text:style-name="Source_20_Text"><text:span text:style-name="T100">$ </text:span></text:span><text:span text:style-name="Source_20_Text"><text:span text:style-name="T106">sudo </text:span></text:span><text:span text:style-name="Source_20_Text"><text:span text:style-name="T25">docker run hello-world</text:span></text:span></text:p>
          <text:p text:style-name="P51">This command downloads a test image and runs it in a container. When the container runs, it prints an informational message and exits.</text:p>
        </text:list-item>
      </text:list>
      <text:p text:style-name="P56"><text:span text:style-name="T65">Docker CE is installed and running. The </text:span><text:span text:style-name="Source_20_Text"><text:span text:style-name="T94">docker</text:span></text:span><text:span text:style-name="T65"> group is created but no users are added to it. You need to use </text:span><text:span text:style-name="Source_20_Text"><text:span text:style-name="T94">sudo</text:span></text:span><text:span text:style-name="T65"> to run Docker commands. Continue to </text:span><text:a xlink:type="simple" xlink:href="https://docs.docker.com/install/linux/linux-postinstall/" text:style-name="Internet_20_link" text:visited-style-name="Visited_20_Internet_20_Link"><text:span text:style-name="T79">Post-installation steps for Linux</text:span></text:a><text:span text:style-name="T65"> to allow non-privileged users to run Docker commands and for other optional configuration steps.</text:span></text:p>
      <text:h text:style-name="P88" text:outline-level="4"><text:bookmark text:name="upgrade-docker-ce-1"/>UPGRADE DOCKER CE</text:h>
      <text:p text:style-name="P53"><text:span text:style-name="T65">To upgrade Docker CE, download the newer package file and repeat the </text:span><text:a xlink:type="simple" xlink:href="https://docs.docker.com/install/linux/docker-ce/ubuntu/#install-from-a-package" text:style-name="Internet_20_link" text:visited-style-name="Visited_20_Internet_20_Link"><text:span text:style-name="T79">installation procedure</text:span></text:a><text:span text:style-name="T65">, pointing to the new file.</text:span></text:p>
      <text:h text:style-name="P72" text:outline-level="3"><text:bookmark text:name="install-using-the-convenience-script"/>Install using the convenience script</text:h>
      <text:p text:style-name="P56"><text:span text:style-name="T65">Docker provides convenience scripts at </text:span><text:a xlink:type="simple" xlink:href="https://get.docker.com/" text:style-name="Internet_20_link" text:visited-style-name="Visited_20_Internet_20_Link"><text:span text:style-name="T79">get.docker.com</text:span></text:a><text:span text:style-name="T65"> and </text:span><text:a xlink:type="simple" xlink:href="https://test.docker.com/" text:style-name="Internet_20_link" text:visited-style-name="Visited_20_Internet_20_Link"><text:span text:style-name="T79">test.docker.com</text:span></text:a><text:span text:style-name="T65"> for installing edge and testing versions of Docker CE into development environments quickly and non-interactively. The source code for the scripts is in the </text:span><text:a xlink:type="simple" xlink:href="https://github.com/docker/docker-install" text:style-name="Internet_20_link" text:visited-style-name="Visited_20_Internet_20_Link"><text:span text:style-name="Source_20_Text"><text:span text:style-name="T88">docker-install</text:span></text:span></text:a><text:a xlink:type="simple" xlink:href="https://github.com/docker/docker-install" text:style-name="Internet_20_link" text:visited-style-name="Visited_20_Internet_20_Link"><text:span text:style-name="T79"> repository</text:span></text:a><text:span text:style-name="T65">. </text:span><text:span text:style-name="Strong_20_Emphasis"><text:span text:style-name="T66">Using these scripts is not recommended for production environments</text:span></text:span><text:span text:style-name="T65">, and you should understand the potential risks before you use them:</text:span></text:p>
      <text:list xml:id="list2546658266" text:style-name="L15">
        <text:list-item>
          <text:p text:style-name="P60"><text:span text:style-name="T65">The scripts require </text:span><text:span text:style-name="Source_20_Text"><text:span text:style-name="T94">root</text:span></text:span><text:span text:style-name="T65"> or </text:span><text:span text:style-name="Source_20_Text"><text:span text:style-name="T94">sudo</text:span></text:span><text:span text:style-name="T65"> privileges to run. Therefore, you should carefully examine and audit the scripts before running them.</text:span></text:p>
        </text:list-item>
        <text:list-item>
          <text:p text:style-name="P64">The scripts attempt to detect your Linux distribution and version and configure your package management system for you. In addition, the scripts do not allow you to customize any installation parameters. This may lead to an unsupported configuration, either from Docker’s point of view or from your own organization’s guidelines and standards.</text:p>
        </text:list-item>
        <text:list-item>
          <text:p text:style-name="P64">The scripts install all dependencies and recommendations of the package manager without asking for confirmation. This may install a large number of packages, depending on the current configuration of your host machine.</text:p>
        </text:list-item>
        <text:list-item>
          <text:p text:style-name="P64">The script does not provide options to specify which version of Docker to install, and installs the latest version that is released in the “edge” channel.</text:p>
        </text:list-item>
        <text:list-item>
          <text:p text:style-name="P64">Do not use the convenience script if Docker has already been installed on the host machine using another mechanism.</text:p>
        </text:list-item>
      </text:list>
      <text:p text:style-name="P56"><text:soft-page-break/><text:span text:style-name="T65">This example uses the script at </text:span><text:a xlink:type="simple" xlink:href="https://get.docker.com/" text:style-name="Internet_20_link" text:visited-style-name="Visited_20_Internet_20_Link"><text:span text:style-name="T79">get.docker.com</text:span></text:a><text:span text:style-name="T65"> to install the latest release of Docker CE on Linux. To install the latest testing version, use </text:span><text:a xlink:type="simple" xlink:href="https://test.docker.com/" text:style-name="Internet_20_link" text:visited-style-name="Visited_20_Internet_20_Link"><text:span text:style-name="T79">test.docker.com</text:span></text:a><text:span text:style-name="T65"> instead. In each of the commands below, replace each occurrence of </text:span><text:span text:style-name="Source_20_Text"><text:span text:style-name="T94">get</text:span></text:span><text:span text:style-name="T65"> with </text:span><text:span text:style-name="Source_20_Text"><text:span text:style-name="T94">test</text:span></text:span><text:span text:style-name="T65">.</text:span></text:p>
      <text:p text:style-name="P90"><text:span text:style-name="Strong_20_Emphasis"><text:span text:style-name="T128">Warning</text:span></text:span><text:span text:style-name="T128">:</text:span></text:p>
      <text:p text:style-name="P95">Always examine scripts downloaded from the internet before running them locally.</text:p>
      <text:p text:style-name="P79"><text:span text:style-name="Source_20_Text"><text:span text:style-name="T100">$ </text:span></text:span><text:span text:style-name="Source_20_Text"><text:span text:style-name="T25">curl </text:span></text:span><text:span text:style-name="Source_20_Text"><text:span text:style-name="T122">-fsSL</text:span></text:span><text:span text:style-name="Source_20_Text"><text:span text:style-name="T25"> https://get.docker.com </text:span></text:span><text:span text:style-name="Source_20_Text"><text:span text:style-name="T122">-o</text:span></text:span><text:span text:style-name="Source_20_Text"><text:span text:style-name="T25"> get-docker.sh</text:span></text:span></text:p>
      <text:p text:style-name="P85"><text:span text:style-name="Source_20_Text"><text:span text:style-name="T100">$ </text:span></text:span><text:span text:style-name="Source_20_Text"><text:span text:style-name="T106">sudo </text:span></text:span><text:span text:style-name="Source_20_Text"><text:span text:style-name="T25">sh get-docker.sh</text:span></text:span></text:p>
      <text:p text:style-name="P87"/>
      <text:p text:style-name="P85"><text:span text:style-name="Source_20_Text"><text:span text:style-name="T25">&lt;output truncated&gt;</text:span></text:span></text:p>
      <text:p text:style-name="P48">If you would like to use Docker as a non-root user, you should now consider adding your user to the “docker” group with something like:</text:p>
      <text:p text:style-name="P79"><text:span text:style-name="Source_20_Text"><text:span text:style-name="T26"><text:s text:c="2"/></text:span></text:span><text:span text:style-name="Source_20_Text"><text:span text:style-name="T106">sudo </text:span></text:span><text:span text:style-name="Source_20_Text"><text:span text:style-name="T25">usermod </text:span></text:span><text:span text:style-name="Source_20_Text"><text:span text:style-name="T122">-aG</text:span></text:span><text:span text:style-name="Source_20_Text"><text:span text:style-name="T25"> docker your-user</text:span></text:span></text:p>
      <text:p text:style-name="P48">Remember to log out and back in for this to take effect!</text:p>
      <text:p text:style-name="P90"><text:span text:style-name="Strong_20_Emphasis"><text:span text:style-name="T128">Warning</text:span></text:span><text:span text:style-name="T128">:</text:span></text:p>
      <text:p text:style-name="P96"><text:span text:style-name="T65">Adding a user to the “docker” group grants them the ability to run containers which can be used to obtain root privileges on the Docker host. Refer to </text:span><text:a xlink:type="simple" xlink:href="https://docs.docker.com/engine/security/security/#docker-daemon-attack-surface" text:style-name="Internet_20_link" text:visited-style-name="Visited_20_Internet_20_Link"><text:span text:style-name="T79">Docker Daemon Attack Surface</text:span></text:a><text:span text:style-name="T65"> for more information.</text:span></text:p>
      <text:p text:style-name="P56"><text:span text:style-name="T65">Docker CE is installed. It starts automatically on </text:span><text:span text:style-name="Source_20_Text"><text:span text:style-name="T94">DEB</text:span></text:span><text:span text:style-name="T65">-based distributions. On </text:span><text:span text:style-name="Source_20_Text"><text:span text:style-name="T94">RPM</text:span></text:span><text:span text:style-name="T65">-based distributions, you need to start it manually using the appropriate </text:span><text:span text:style-name="Source_20_Text"><text:span text:style-name="T94">systemctl</text:span></text:span><text:span text:style-name="T65"> or </text:span><text:span text:style-name="Source_20_Text"><text:span text:style-name="T94">service</text:span></text:span><text:span text:style-name="T65"> command. As the message indicates, non-root users can’t run Docker commands by default.</text:span></text:p>
      <text:h text:style-name="P88" text:outline-level="4"><text:bookmark text:name="upgrade-docker-after-using-the-convenience-script"/>UPGRADE DOCKER AFTER USING THE CONVENIENCE SCRIPT</text:h>
      <text:p text:style-name="P48">If you installed Docker using the convenience script, you should upgrade Docker using your package manager directly. There is no advantage to re-running the convenience script, and it can cause issues if it attempts to re-add repositories which have already been added to the host machine.</text:p>
      <text:h text:style-name="P69" text:outline-level="2"><text:bookmark text:name="uninstall-docker-ce"/><text:soft-page-break/>Uninstall Docker CE</text:h>
      <text:list xml:id="list13037484" text:style-name="L16">
        <text:list-item>
          <text:p text:style-name="P52">Uninstall the Docker CE package:</text:p>
          <text:p text:style-name="P80"><text:span text:style-name="Source_20_Text"><text:span text:style-name="T100">$ </text:span></text:span><text:span text:style-name="Source_20_Text"><text:span text:style-name="T106">sudo </text:span></text:span><text:span text:style-name="Source_20_Text"><text:span text:style-name="T25">apt-get purge docker-ce</text:span></text:span></text:p>
        </text:list-item>
        <text:list-item>
          <text:p text:style-name="P52">Images, containers, volumes, or customized configuration files on your host are not automatically removed. To delete all images, containers, and volumes:</text:p>
          <text:p text:style-name="P80"><text:span text:style-name="Source_20_Text"><text:span text:style-name="T100">$ </text:span></text:span><text:span text:style-name="Source_20_Text"><text:span text:style-name="T106">sudo </text:span></text:span><text:span text:style-name="Source_20_Text"><text:span text:style-name="T25">rm </text:span></text:span><text:span text:style-name="Source_20_Text"><text:span text:style-name="T122">-rf</text:span></text:span><text:span text:style-name="Source_20_Text"><text:span text:style-name="T25"> /var/lib/docker</text:span></text:span></text:p>
        </text:list-item>
      </text:list>
      <text:p text:style-name="P48">You must delete any edited configuration files manually.</text:p>
      <text:p text:style-name="P21"/>
      <text:p text:style-name="P21"/>
      <text:list xml:id="list968130745" text:style-name="L17">
        <text:list-item>
          <text:p text:style-name="P22">Execute a container named C1 containing the image of centos in interactive, terminal and detached mode</text:p>
        </text:list-item>
      </text:list>
      <text:p text:style-name="P23"/>
      <text:h text:style-name="P66" text:outline-level="1">Running CentOS in a Docker container</text:h>
      <text:p text:style-name="P46">I’m just getting started with Docker. I’ve thought for years that containerization is a great idea, but I haven’t actually done anything with containers yet. Time to get started.</text:p>
      <text:p text:style-name="P42"><text:span text:style-name="T141">I ran through a couple tutorials on the </text:span><text:a xlink:type="simple" xlink:href="https://docs.docker.com/get-started/" text:style-name="Internet_20_link" text:visited-style-name="Visited_20_Internet_20_Link"><text:span text:style-name="T135">Docker docs site</text:span></text:a><text:span text:style-name="T141"> and created a </text:span><text:a xlink:type="simple" xlink:href="https://cloud.docker.com/" text:style-name="Internet_20_link" text:visited-style-name="Visited_20_Internet_20_Link"><text:span text:style-name="T135">cloud.docker.com</text:span></text:a><text:span text:style-name="T141"> account to get some basic familiarity.</text:span></text:p>
      <text:p text:style-name="P42"><text:span text:style-name="T141">I found the CentOS container repository on Docker Hub: </text:span><text:a xlink:type="simple" xlink:href="https://hub.docker.com/_/centos/" text:style-name="Internet_20_link" text:visited-style-name="Visited_20_Internet_20_Link"><text:span text:style-name="T135">https://hub.docker.com/_/centos/</text:span></text:a></text:p>
      <text:p text:style-name="P46">Let’s try running it!</text:p>
      <text:p text:style-name="P42"><text:span text:style-name="Source_20_Text"><text:span text:style-name="T141">$ docker pull centos<text:line-break/>$ docker run centos</text:span></text:span></text:p>
      <text:p text:style-name="P46">Did it do anything? It looks like it did something. At least, it didn’t give me an error. What did it do? How do I access it?</text:p>
      <text:p text:style-name="P42"><text:span text:style-name="Source_20_Text"><text:span text:style-name="T141">$ docker container ls<text:line-break/>CONTAINER ID IMAGE COMMAND CREATED STATUS PORTS NAMES</text:span></text:span></text:p>
      <text:p text:style-name="P46">Nothing is actively running. That makes sense, because we’re not telling the containerized OS to do anything — it starts, it doesn’t have anything to do, and so it shuts down immediately. Instead we can tell it to run interactively and with a terminal by specifying a couple options:</text:p>
      <text:p text:style-name="P42"><text:span text:style-name="Source_20_Text"><text:span text:style-name="T141">-i, --interactive<text:line-break/>-t, --tty</text:span></text:span><text:span text:style-name="T141"> (“allocate a pseudo-TTY”, i.e. a terminal)<text:line-break/>(see </text:span><text:span text:style-name="Source_20_Text"><text:span text:style-name="T141">docker run --help</text:span></text:span><text:span text:style-name="T141"> for details)</text:span></text:p>
      <text:p text:style-name="P42"><text:span text:style-name="Source_20_Text"><text:span text:style-name="T141">$ docker run -i -t centos<text:line-break/>[root@4f0b435cdbd7 /]#</text:span></text:span></text:p>
      <text:p text:style-name="P46">I’m in!</text:p>
      <text:p text:style-name="P42"><text:soft-page-break/><text:span text:style-name="T141">What if I want to modify the container? Right now it is pretty bare-bones. For example, this doesn’t even have </text:span><text:span text:style-name="Source_20_Text"><text:span text:style-name="T141">man</text:span></text:span><text:span text:style-name="T141"> installed:</text:span></text:p>
      <text:p text:style-name="P42"><text:span text:style-name="Source_20_Text"><text:span text:style-name="T141">[root@4f0b435cdbd7 /]# man man<text:line-break/>bash: man: command not found</text:span></text:span></text:p>
      <text:p text:style-name="P42"><text:span text:style-name="Source_20_Text"><text:span text:style-name="T141">[root@4f0b435cdbd7 /]# yum install man<text:line-break/>...<text:line-break/>[root@4f0b435cdbd7 /]# man man<text:line-break/>No manual entry for man</text:span></text:span></text:p>
      <text:p text:style-name="P46">Quite the improvement! Now we need to save our change:</text:p>
      <text:p text:style-name="P42"><text:span text:style-name="Source_20_Text"><text:span text:style-name="T141">[root@4f0b435cdbd7 /]# exit</text:span></text:span></text:p>
      <text:p text:style-name="P42"><text:span text:style-name="Source_20_Text"><text:span text:style-name="T141">$ docker commit 4f0b435cdbd7 man-centos<text:line-break/>$ docker run -i -t man-centos</text:span></text:span></text:p>
      <text:p text:style-name="P42"><text:span text:style-name="Source_20_Text"><text:span text:style-name="T141">[root@953c512d6707 /]# man man<text:line-break/>No manual entry for man</text:span></text:span></text:p>
      <text:p text:style-name="P42"><text:span text:style-name="T141">Progress! Now we have a CentOS container where </text:span><text:span text:style-name="Source_20_Text"><text:span text:style-name="T141">man</text:span></text:span><text:span text:style-name="T141"> is already installed. Exciting.</text:span></text:p>
      <text:p text:style-name="P23"/>
      <text:p text:style-name="P23"/>
      <text:h text:style-name="P68" text:outline-level="2">Running a Docker Instance</text:h>
      <text:p text:style-name="P61">First of all, you will need to pull the Ubuntu image before starting anything.</text:p>
      <text:p text:style-name="P61">You can easily pull the Ubuntu image from the Docker public registry hub.</text:p>
      <text:p text:style-name="P61">To download the Ubuntu image, Run:</text:p>
      <text:p text:style-name="P47"><text:span text:style-name="Source_20_Text"><text:span text:style-name="T150">sudo docker pull ubuntu</text:span></text:span></text:p>
      <text:p text:style-name="P61">Once the Ubuntu image has been download, You can create an Ubuntu instance in a Docker container and attach a bash shell by running the following command:</text:p>
      <text:p text:style-name="P47"><text:span text:style-name="Source_20_Text"><text:span text:style-name="T150">sudo docker run -i -t ubuntu bash</text:span></text:span></text:p>
      <text:h text:style-name="P70" text:outline-level="2">Installing Apache</text:h>
      <text:p text:style-name="P61">Now, after the Ubuntu base image with instance is ready, you can easily install the Apache Server interactively for it.</text:p>
      <text:p text:style-name="P61">To do so, you will need to run following command in a terminal.</text:p>
      <text:p text:style-name="P47"><text:span text:style-name="Source_20_Text"><text:span text:style-name="T150">apt-get update -y</text:span></text:span><text:span text:style-name="T151"> </text:span><text:span text:style-name="Source_20_Text"><text:span text:style-name="T150">apt-get install apache2 apache2-utils -y</text:span></text:span></text:p>
      <text:p text:style-name="P61"><text:soft-page-break/>After installation the installation is finished, you can exit from the current shell by running the following command:</text:p>
      <text:p text:style-name="P47"><text:span text:style-name="Source_20_Text"><text:span text:style-name="T150">exit</text:span></text:span></text:p>
      <text:h text:style-name="P70" text:outline-level="2">Saving the Image</text:h>
      <text:p text:style-name="P61">Now, you can save the changes you made into the Ubuntu instance. To do that, first you will need the Container ID of running Ubuntu instance. To get that, Run:</text:p>
      <text:p text:style-name="P47"><text:span text:style-name="Source_20_Text"><text:span text:style-name="T150">sudo docker ps -a</text:span></text:span></text:p>
      <text:p text:style-name="P61">Now, save the changes as a new image with name ubuntu-apache by running the following command:</text:p>
      <text:p text:style-name="P47"><text:span text:style-name="Source_20_Text"><text:span text:style-name="T150">sudo docker commit df888c72ed5a ubuntu-apache</text:span></text:span></text:p>
      <text:p text:style-name="P61">The output looks something like this:</text:p>
      <text:p text:style-name="P75"><text:span text:style-name="Source_20_Text"><text:span text:style-name="T163"><text:s text:c="4"/></text:span></text:span><text:span text:style-name="Source_20_Text"><text:span text:style-name="T162">sha256:00c9fc0494a2953ab8b01ff9ae6471eaaccfa8860d669c1f0da13cca3a5cd886</text:span></text:span></text:p>
      <text:p text:style-name="P61">You can see that the changes are saved using Container ID and image name ubuntu-apache. To verify the new image is running or not, Run:</text:p>
      <text:p text:style-name="P47"><text:span text:style-name="Source_20_Text"><text:span text:style-name="T150">sudo docker images</text:span></text:span></text:p>
      <text:p text:style-name="P61">You can see the ubuntu-apache image listed below:</text:p>
      <text:p text:style-name="P81"><text:span text:style-name="Source_20_Text"><text:span text:style-name="T163"><text:s text:c="4"/></text:span></text:span><text:span text:style-name="Source_20_Text"><text:span text:style-name="T162">REPOSITORY <text:s text:c="9"/>TAG <text:s text:c="16"/>IMAGE ID <text:s text:c="11"/>CREATED <text:s text:c="12"/>SIZE</text:span></text:span></text:p>
      <text:p text:style-name="P73"><text:span text:style-name="Source_20_Text"><text:span text:style-name="T163"><text:s text:c="4"/></text:span></text:span><text:span text:style-name="Source_20_Text"><text:span text:style-name="T162">ubuntu-apache <text:s text:c="6"/>latest <text:s text:c="13"/>00c9fc0494a2 <text:s text:c="7"/>43 seconds ago <text:s text:c="5"/>202.6 MB</text:span></text:span></text:p>
      <text:p text:style-name="P73"><text:span text:style-name="Source_20_Text"><text:span text:style-name="T163"><text:s text:c="4"/></text:span></text:span><text:span text:style-name="Source_20_Text"><text:span text:style-name="T162">ubuntu <text:s text:c="13"/>latest <text:s text:c="13"/>3876b81b5a81 <text:s text:c="7"/>3 weeks ago <text:s text:c="8"/>187.9 MB</text:span></text:span></text:p>
      <text:p text:style-name="P74"><text:span text:style-name="Source_20_Text"><text:span text:style-name="T163"><text:s text:c="4"/></text:span></text:span><text:span text:style-name="Source_20_Text"><text:span text:style-name="T162">chef/ubuntu-14.04 <text:s text:c="2"/>latest <text:s text:c="13"/>f1f7972ced25 <text:s text:c="7"/>17 months ago <text:s text:c="6"/>386.6 MB</text:span></text:span></text:p>
      <text:h text:style-name="P70" text:outline-level="2">Adding the Website Contents to the ubuntu-apache image</text:h>
      <text:p text:style-name="P61">Now, you have a new image that contains a Apache Web server. You can build a Dockerfile based on that image and add the necessary files. Given the relative path to a tarball of the site content, Docker automatically untars or unzips the files in a source tar or zip file into the target directory.</text:p>
      <text:p text:style-name="P61"><text:soft-page-break/>To do this, you need to create an index.html file on the host system and add it to a tarball called website.tar in current directory:</text:p>
      <text:p text:style-name="P47"><text:span text:style-name="Source_20_Text"><text:span text:style-name="T150">mkdir website</text:span></text:span><text:span text:style-name="T151"> </text:span><text:span text:style-name="Source_20_Text"><text:span text:style-name="T150">nano website/index.html</text:span></text:span></text:p>
      <text:p text:style-name="P61">add the following content:</text:p>
      <text:p text:style-name="P75"><text:span text:style-name="Source_20_Text"><text:span text:style-name="T163"><text:s text:c="4"/></text:span></text:span><text:span text:style-name="Source_20_Text"><text:span text:style-name="T162">Sample Apache Web Page</text:span></text:span></text:p>
      <text:p text:style-name="P61">Save and close the file.</text:p>
      <text:p text:style-name="P61">Now, compress the website directory using tar:</text:p>
      <text:p text:style-name="P47"><text:span text:style-name="Source_20_Text"><text:span text:style-name="T150">sudo tar -cvf website.tar website</text:span></text:span></text:p>
      <text:p text:style-name="P61">Now, create a Dockerfile to add the web site content to the ubuntu-apache image and launch Apache on port 80:</text:p>
      <text:p text:style-name="P47"><text:span text:style-name="Source_20_Text"><text:span text:style-name="T150">nano Dockerfile</text:span></text:span></text:p>
      <text:p text:style-name="P61">Add the following content -</text:p>
      <text:p text:style-name="P81"><text:span text:style-name="Source_20_Text"><text:span text:style-name="T163"><text:s text:c="4"/></text:span></text:span><text:span text:style-name="Source_20_Text"><text:span text:style-name="T162">FROM ubuntu-apache</text:span></text:span></text:p>
      <text:p text:style-name="P73"><text:span text:style-name="Source_20_Text"><text:span text:style-name="T163"><text:s text:c="4"/></text:span></text:span><text:span text:style-name="Source_20_Text"><text:span text:style-name="T162">ADD website.tar /tmp/</text:span></text:span></text:p>
      <text:p text:style-name="P73"><text:span text:style-name="Source_20_Text"><text:span text:style-name="T163"><text:s text:c="4"/></text:span></text:span><text:span text:style-name="Source_20_Text"><text:span text:style-name="T162">RUN </text:span></text:span><text:span text:style-name="Source_20_Text"><text:span text:style-name="T168">mv</text:span></text:span><text:span text:style-name="Source_20_Text"><text:span text:style-name="T162"> /tmp/website/* /var/www/html/</text:span></text:span></text:p>
      <text:p text:style-name="P73"><text:span text:style-name="Source_20_Text"><text:span text:style-name="T163"><text:s text:c="4"/></text:span></text:span><text:span text:style-name="Source_20_Text"><text:span text:style-name="T162">EXPOSE 80</text:span></text:span></text:p>
      <text:p text:style-name="P73"><text:span text:style-name="Source_20_Text"><text:span text:style-name="T163"><text:s text:c="4"/></text:span></text:span><text:span text:style-name="Source_20_Text"><text:span text:style-name="T162">ENTRYPOINT [ </text:span></text:span><text:span text:style-name="Source_20_Text"><text:span text:style-name="T174">"/usr/sbin/apache2ctl"</text:span></text:span><text:span text:style-name="Source_20_Text"><text:span text:style-name="T162"> ]</text:span></text:span></text:p>
      <text:p text:style-name="P74"><text:span text:style-name="Source_20_Text"><text:span text:style-name="T163"><text:s text:c="4"/></text:span></text:span><text:span text:style-name="Source_20_Text"><text:span text:style-name="T162">CMD [ </text:span></text:span><text:span text:style-name="Source_20_Text"><text:span text:style-name="T174">"-D"</text:span></text:span><text:span text:style-name="Source_20_Text"><text:span text:style-name="T162">, </text:span></text:span><text:span text:style-name="Source_20_Text"><text:span text:style-name="T174">"FOREGROUND"</text:span></text:span><text:span text:style-name="Source_20_Text"><text:span text:style-name="T162"> ]</text:span></text:span></text:p>
      <text:p text:style-name="P61">Save and close the file.</text:p>
      <text:p text:style-name="P61">In the above Dockerfile, the website content in website.tar will be automatically extracted to /tmp/ folder. Then, the entire site will move to the Apache root directory /var/www/html/ and the expose 80 will open port 80 so that the website will be available as normal. Then, the entrypoint is set to /usr/sbin/apache2 so that the Apache Server will execute.</text:p>
      <text:h text:style-name="P70" text:outline-level="2"><text:soft-page-break/>Building and running a Container</text:h>
      <text:p text:style-name="P61">Now, you will build a Container using the Dockerfile you just created in order to add website on it.</text:p>
      <text:p text:style-name="P61">To do this, run the following command:</text:p>
      <text:p text:style-name="P47"><text:span text:style-name="Source_20_Text"><text:span text:style-name="T150">sudo docker build -t website .</text:span></text:span></text:p>
      <text:p text:style-name="P61">You should see the following output:</text:p>
      <text:p text:style-name="P81"><text:span text:style-name="Source_20_Text"><text:span text:style-name="T163"><text:s text:c="4"/></text:span></text:span><text:span text:style-name="Source_20_Text"><text:span text:style-name="T162">Sending build context to Docker daemon 17.92 kB</text:span></text:span></text:p>
      <text:p text:style-name="P73"><text:span text:style-name="Source_20_Text"><text:span text:style-name="T163"><text:s text:c="4"/></text:span></text:span><text:span text:style-name="Source_20_Text"><text:span text:style-name="T162">Step 1 </text:span></text:span><text:span text:style-name="Source_20_Text"><text:span text:style-name="T180">:</text:span></text:span><text:span text:style-name="Source_20_Text"><text:span text:style-name="T162"> FROM ubuntu-apache</text:span></text:span></text:p>
      <text:p text:style-name="P73"><text:span text:style-name="Source_20_Text"><text:span text:style-name="T163"><text:s text:c="5"/></text:span></text:span><text:span text:style-name="Source_20_Text"><text:span text:style-name="T162">---&gt; 00c9fc0494a2</text:span></text:span></text:p>
      <text:p text:style-name="P73"><text:span text:style-name="Source_20_Text"><text:span text:style-name="T163"><text:s text:c="4"/></text:span></text:span><text:span text:style-name="Source_20_Text"><text:span text:style-name="T162">Step 2 </text:span></text:span><text:span text:style-name="Source_20_Text"><text:span text:style-name="T180">:</text:span></text:span><text:span text:style-name="Source_20_Text"><text:span text:style-name="T162"> ADD website.tar /tmp/</text:span></text:span></text:p>
      <text:p text:style-name="P73"><text:span text:style-name="Source_20_Text"><text:span text:style-name="T163"><text:s text:c="5"/></text:span></text:span><text:span text:style-name="Source_20_Text"><text:span text:style-name="T162">---&gt; Using cache</text:span></text:span></text:p>
      <text:p text:style-name="P73"><text:span text:style-name="Source_20_Text"><text:span text:style-name="T163"><text:s text:c="5"/></text:span></text:span><text:span text:style-name="Source_20_Text"><text:span text:style-name="T162">---&gt; be3aeba8dc4e</text:span></text:span></text:p>
      <text:p text:style-name="P73"><text:span text:style-name="Source_20_Text"><text:span text:style-name="T163"><text:s text:c="4"/></text:span></text:span><text:span text:style-name="Source_20_Text"><text:span text:style-name="T162">Step 3 </text:span></text:span><text:span text:style-name="Source_20_Text"><text:span text:style-name="T180">:</text:span></text:span><text:span text:style-name="Source_20_Text"><text:span text:style-name="T162"> RUN </text:span></text:span><text:span text:style-name="Source_20_Text"><text:span text:style-name="T168">mv</text:span></text:span><text:span text:style-name="Source_20_Text"><text:span text:style-name="T162"> /tmp/website/* /var/www/html/</text:span></text:span></text:p>
      <text:p text:style-name="P73"><text:span text:style-name="Source_20_Text"><text:span text:style-name="T163"><text:s text:c="5"/></text:span></text:span><text:span text:style-name="Source_20_Text"><text:span text:style-name="T162">---&gt; Using cache</text:span></text:span></text:p>
      <text:p text:style-name="P73"><text:span text:style-name="Source_20_Text"><text:span text:style-name="T163"><text:s text:c="5"/></text:span></text:span><text:span text:style-name="Source_20_Text"><text:span text:style-name="T162">---&gt; 761bc3d9ba23</text:span></text:span></text:p>
      <text:p text:style-name="P73"><text:span text:style-name="Source_20_Text"><text:span text:style-name="T163"><text:s text:c="4"/></text:span></text:span><text:span text:style-name="Source_20_Text"><text:span text:style-name="T162">Step 4 </text:span></text:span><text:span text:style-name="Source_20_Text"><text:span text:style-name="T180">:</text:span></text:span><text:span text:style-name="Source_20_Text"><text:span text:style-name="T162"> EXPOSE 80</text:span></text:span></text:p>
      <text:p text:style-name="P73"><text:span text:style-name="Source_20_Text"><text:span text:style-name="T163"><text:s text:c="5"/></text:span></text:span><text:span text:style-name="Source_20_Text"><text:span text:style-name="T162">---&gt; Using cache</text:span></text:span></text:p>
      <text:p text:style-name="P73"><text:span text:style-name="Source_20_Text"><text:span text:style-name="T163"><text:s text:c="5"/></text:span></text:span><text:span text:style-name="Source_20_Text"><text:span text:style-name="T162">---&gt; 51d11f0a2b38</text:span></text:span></text:p>
      <text:p text:style-name="P73"><text:span text:style-name="Source_20_Text"><text:span text:style-name="T163"><text:s text:c="4"/></text:span></text:span><text:span text:style-name="Source_20_Text"><text:span text:style-name="T162">Step 5 </text:span></text:span><text:span text:style-name="Source_20_Text"><text:span text:style-name="T180">:</text:span></text:span><text:span text:style-name="Source_20_Text"><text:span text:style-name="T162"> ENTRYPOINT /usr/sbin/apache2ctl</text:span></text:span></text:p>
      <text:p text:style-name="P73"><text:span text:style-name="Source_20_Text"><text:span text:style-name="T163"><text:s text:c="5"/></text:span></text:span><text:span text:style-name="Source_20_Text"><text:span text:style-name="T162">---&gt; Using cache</text:span></text:span></text:p>
      <text:p text:style-name="P73"><text:span text:style-name="Source_20_Text"><text:span text:style-name="T163"><text:s text:c="5"/></text:span></text:span><text:span text:style-name="Source_20_Text"><text:span text:style-name="T162">---&gt; dfb777849e98</text:span></text:span></text:p>
      <text:p text:style-name="P73"><text:span text:style-name="Source_20_Text"><text:span text:style-name="T163"><text:s text:c="4"/></text:span></text:span><text:span text:style-name="Source_20_Text"><text:span text:style-name="T162">Step 6 </text:span></text:span><text:span text:style-name="Source_20_Text"><text:span text:style-name="T180">:</text:span></text:span><text:span text:style-name="Source_20_Text"><text:span text:style-name="T162"> CMD -D FOREGROUND</text:span></text:span></text:p>
      <text:p text:style-name="P73"><text:span text:style-name="Source_20_Text"><text:span text:style-name="T163"><text:s text:c="5"/></text:span></text:span><text:span text:style-name="Source_20_Text"><text:span text:style-name="T162">---&gt; Using cache</text:span></text:span></text:p>
      <text:p text:style-name="P73"><text:span text:style-name="Source_20_Text"><text:span text:style-name="T163"><text:s text:c="5"/></text:span></text:span><text:span text:style-name="Source_20_Text"><text:span text:style-name="T162">---&gt; 68215963e648</text:span></text:span></text:p>
      <text:p text:style-name="P74"><text:span text:style-name="Source_20_Text"><text:span text:style-name="T163"><text:s text:c="4"/></text:span></text:span><text:span text:style-name="Source_20_Text"><text:span text:style-name="T162">Successfully built 68215963e648</text:span></text:span></text:p>
      <text:p text:style-name="P61">After the image has been built, you can now proceed by creating a container running the Apache instance on it.</text:p>
      <text:p text:style-name="P47"><text:span text:style-name="Source_20_Text"><text:span text:style-name="T150">sudo docker run -d -P website</text:span></text:span></text:p>
      <text:p text:style-name="P61"><text:soft-page-break/>Now, use the "docker ps" command to determine the port activated and then use curl to inspect the sample content.</text:p>
      <text:p text:style-name="P47"><text:span text:style-name="Source_20_Text"><text:span text:style-name="T150">sudo docker ps</text:span></text:span></text:p>
      <text:p text:style-name="P61">You should see the following output:</text:p>
      <text:p text:style-name="P81"><text:span text:style-name="Source_20_Text"><text:span text:style-name="T163"><text:s text:c="4"/></text:span></text:span><text:span text:style-name="Source_20_Text"><text:span text:style-name="T162">CONTAINER ID <text:s text:c="7"/>IMAGE <text:s text:c="14"/>COMMAND <text:s text:c="17"/>CREATED <text:s text:c="12"/>STATUS <text:s text:c="13"/>PORTS <text:s text:c="18"/>NAMES</text:span></text:span></text:p>
      <text:p text:style-name="P74"><text:span text:style-name="Source_20_Text"><text:span text:style-name="T163"><text:s text:c="4"/></text:span></text:span><text:span text:style-name="Source_20_Text"><text:span text:style-name="T162">45dfb7cf3ef1 <text:s text:c="7"/>website <text:s text:c="12"/></text:span></text:span><text:span text:style-name="Source_20_Text"><text:span text:style-name="T174">"/usr/sbin/apache2ctl"</text:span></text:span><text:span text:style-name="Source_20_Text"><text:span text:style-name="T162"> <text:s text:c="2"/>12 seconds ago <text:s text:c="5"/>Up 10 seconds <text:s text:c="6"/>0.0.0.0:32775-&gt;80/tcp <text:s text:c="2"/>nauseous_euclid</text:span></text:span></text:p>
      <text:p text:style-name="P61">Now, verify your Apache Web server by running the following command:</text:p>
      <text:p text:style-name="P47"><text:span text:style-name="Source_20_Text"><text:span text:style-name="T150">curl localhost:32775</text:span></text:span></text:p>
      <text:p text:style-name="P61">or</text:p>
      <text:p text:style-name="P47"><text:span text:style-name="Source_20_Text"><text:span text:style-name="T150">curl "Container IP Address":80</text:span></text:span></text:p>
      <text:p text:style-name="P61">You should see the Apache Web page you have created earlier: ``` language-bash</text:p>
      <text:p text:style-name="P82"><text:span text:style-name="Source_20_Text"><text:span text:style-name="T150">Sample Apache Web Page</text:span></text:span></text:p>
      <text:h text:style-name="P71" text:outline-level="2"><text:bookmark text:name="detached-vs-foreground"/><text:span text:style-name="Source_20_Text"><text:span text:style-name="T66">Detached vs foreground</text:span></text:span></text:h>
      <text:p text:style-name="P48">When starting a Docker container, you must first decide if you want to run the container in the background in a “detached” mode or in the default foreground mode:</text:p>
      <text:p text:style-name="P79"><text:span text:style-name="Source_20_Text"><text:span text:style-name="T25">-d=false: Detached mode: Run container in the background, print new container id</text:span></text:span></text:p>
      <text:h text:style-name="P72" text:outline-level="3"><text:bookmark text:name="detached--d"/>Detached (-d)</text:h>
      <text:p text:style-name="P56"><text:span text:style-name="T65">To start a container in detached mode, you use </text:span><text:span text:style-name="Source_20_Text"><text:span text:style-name="T94">-d=true</text:span></text:span><text:span text:style-name="T65"> or just </text:span><text:span text:style-name="Source_20_Text"><text:span text:style-name="T94">-d</text:span></text:span><text:span text:style-name="T65"> option. By design, containers started in detached mode exit when the root process used to run the container exits, unless you also specify the </text:span><text:span text:style-name="Source_20_Text"><text:span text:style-name="T94">--</text:span></text:span><text:soft-page-break/><text:span text:style-name="Source_20_Text"><text:span text:style-name="T94">rm</text:span></text:span><text:span text:style-name="T65"> option. If you use </text:span><text:span text:style-name="Source_20_Text"><text:span text:style-name="T94">-d</text:span></text:span><text:span text:style-name="T65"> with </text:span><text:span text:style-name="Source_20_Text"><text:span text:style-name="T94">--rm</text:span></text:span><text:span text:style-name="T65">, the container is removed when it exits </text:span><text:span text:style-name="Strong_20_Emphasis"><text:span text:style-name="T66">or</text:span></text:span><text:span text:style-name="T65"> when the daemon exits, whichever happens first.</text:span></text:p>
      <text:p text:style-name="P56"><text:span text:style-name="T65">Do not pass a </text:span><text:span text:style-name="Source_20_Text"><text:span text:style-name="T94">service x start</text:span></text:span><text:span text:style-name="T65"> command to a detached container. For example, this command attempts to start the </text:span><text:span text:style-name="Source_20_Text"><text:span text:style-name="T94">nginx</text:span></text:span><text:span text:style-name="T65"> service.</text:span></text:p>
      <text:p text:style-name="P79"><text:span text:style-name="Source_20_Text"><text:span text:style-name="T25">$ docker run -d -p 80:80 my_image service nginx start</text:span></text:span></text:p>
      <text:p text:style-name="P56"><text:span text:style-name="T65">This succeeds in starting the </text:span><text:span text:style-name="Source_20_Text"><text:span text:style-name="T94">nginx</text:span></text:span><text:span text:style-name="T65"> service inside the container. However, it fails the detached container paradigm in that, the root process (</text:span><text:span text:style-name="Source_20_Text"><text:span text:style-name="T94">service nginx start</text:span></text:span><text:span text:style-name="T65">) returns and the detached container stops as designed. As a result, the </text:span><text:span text:style-name="Source_20_Text"><text:span text:style-name="T94">nginx</text:span></text:span><text:span text:style-name="T65"> service is started but could not be used. Instead, to start a process such as the </text:span><text:span text:style-name="Source_20_Text"><text:span text:style-name="T94">nginx</text:span></text:span><text:span text:style-name="T65"> web server do the following:</text:span></text:p>
      <text:p text:style-name="P79"><text:span text:style-name="Source_20_Text"><text:span text:style-name="T25">$ docker run -d -p 80:80 my_image nginx -g 'daemon off;'</text:span></text:span></text:p>
      <text:p text:style-name="P56"><text:span text:style-name="T65">To do input/output with a detached container use network connections or shared volumes. These are required because the container is no longer listening to the command line where </text:span><text:span text:style-name="Source_20_Text"><text:span text:style-name="T94">docker run</text:span></text:span><text:span text:style-name="T65"> was run.</text:span></text:p>
      <text:p text:style-name="P56"><text:span text:style-name="T65">To reattach to a detached container, use </text:span><text:span text:style-name="Source_20_Text"><text:span text:style-name="T94">docker</text:span></text:span><text:span text:style-name="T65"> </text:span><text:a xlink:type="simple" xlink:href="https://docs.docker.com/v17.12/edge/engine/reference/commandline/attach/" text:style-name="Internet_20_link" text:visited-style-name="Visited_20_Internet_20_Link"><text:span text:style-name="Emphasis"><text:span text:style-name="T79">attach</text:span></text:span></text:a><text:span text:style-name="T65"> command.</text:span></text:p>
      <text:h text:style-name="P72" text:outline-level="3"><text:bookmark text:name="foreground"/>Foreground</text:h>
      <text:p text:style-name="P56"><text:span text:style-name="T65">In foreground mode (the default when </text:span><text:span text:style-name="Source_20_Text"><text:span text:style-name="T94">-d</text:span></text:span><text:span text:style-name="T65"> is not specified), </text:span><text:span text:style-name="Source_20_Text"><text:span text:style-name="T94">docker run</text:span></text:span><text:span text:style-name="T65"> can start the process in the container and attach the console to the process’s standard input, output, and standard error. It can even pretend to be a TTY (this is what most command line executables expect) and pass along signals. All of that is configurable:</text:span></text:p>
      <text:p text:style-name="P79"><text:span text:style-name="Source_20_Text"><text:span text:style-name="T25">-a=[] <text:s text:c="10"/>: Attach to `STDIN`, `STDOUT` and/or `STDERR`</text:span></text:span></text:p>
      <text:p text:style-name="P85"><text:span text:style-name="Source_20_Text"><text:span text:style-name="T25">-t <text:s text:c="13"/>: Allocate a pseudo-tty</text:span></text:span></text:p>
      <text:p text:style-name="P85"><text:span text:style-name="Source_20_Text"><text:span text:style-name="T25">--sig-proxy=true: Proxy all received signals to the process (non-TTY mode only)</text:span></text:span></text:p>
      <text:p text:style-name="P85"><text:span text:style-name="Source_20_Text"><text:span text:style-name="T25">-i <text:s text:c="13"/>: Keep STDIN open even if not attached</text:span></text:span></text:p>
      <text:p text:style-name="P56"><text:soft-page-break/><text:span text:style-name="T65">If you do not specify </text:span><text:span text:style-name="Source_20_Text"><text:span text:style-name="T94">-a</text:span></text:span><text:span text:style-name="T65"> then Docker will </text:span><text:a xlink:type="simple" xlink:href="https://github.com/docker/docker/blob/4118e0c9eebda2412a09ae66e90c34b85fae3275/runconfig/opts/parse.go#L267" text:style-name="Internet_20_link" text:visited-style-name="Visited_20_Internet_20_Link"><text:span text:style-name="T79">attach to both stdout and stderr </text:span></text:a><text:span text:style-name="T65">. You can specify to which of the three standard streams (</text:span><text:span text:style-name="Source_20_Text"><text:span text:style-name="T94">STDIN</text:span></text:span><text:span text:style-name="T65">, </text:span><text:span text:style-name="Source_20_Text"><text:span text:style-name="T94">STDOUT</text:span></text:span><text:span text:style-name="T65">, </text:span><text:span text:style-name="Source_20_Text"><text:span text:style-name="T94">STDERR</text:span></text:span><text:span text:style-name="T65">) you’d like to connect instead, as in:</text:span></text:p>
      <text:p text:style-name="P79"><text:span text:style-name="Source_20_Text"><text:span text:style-name="T25">$ docker run -a stdin -a stdout -i -t ubuntu /bin/bash</text:span></text:span></text:p>
      <text:p text:style-name="P56"><text:span text:style-name="T65">For interactive processes (like a shell), you must use </text:span><text:span text:style-name="Source_20_Text"><text:span text:style-name="T94">-i -t</text:span></text:span><text:span text:style-name="T65"> together in order to allocate a tty for the container process. </text:span><text:span text:style-name="Source_20_Text"><text:span text:style-name="T94">-i -t</text:span></text:span><text:span text:style-name="T65"> is often written </text:span><text:span text:style-name="Source_20_Text"><text:span text:style-name="T94">-it</text:span></text:span><text:span text:style-name="T65"> as you’ll see in later examples. Specifying </text:span><text:span text:style-name="Source_20_Text"><text:span text:style-name="T94">-t</text:span></text:span><text:span text:style-name="T65"> is forbidden when the client is receiving its standard input from a pipe, as in:</text:span></text:p>
      <text:p text:style-name="P79"><text:span text:style-name="Source_20_Text"><text:span text:style-name="T25">$ echo test | docker run -i busybox cat</text:span></text:span></text:p>
      <text:p text:style-name="P91"><text:span text:style-name="Strong_20_Emphasis"><text:span text:style-name="T66">Note</text:span></text:span><text:span text:style-name="T65">: A process running as PID 1 inside a container is treated specially by Linux: it ignores any signal with the default action. So, the process will not terminate on </text:span><text:span text:style-name="Source_20_Text"><text:span text:style-name="T94">SIGINT</text:span></text:span><text:span text:style-name="T65"> or </text:span><text:span text:style-name="Source_20_Text"><text:span text:style-name="T94">SIGTERM</text:span></text:span><text:span text:style-name="T65"> unless it is coded to do so.</text:span></text:p>
      <text:p text:style-name="P82"><text:span text:style-name="Source_20_Text"><text:span text:style-name="T150"/></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Geomanist Book" svg:font-family="'Geomanist Book', sans-serif"/>
    <style:font-face style:name="Georgia" svg:font-family="Georgia, 'Times New Roman', serif"/>
    <style:font-face style:name="Helvetica Neue" svg:font-family="'Helvetica Neue', Helvetica, Arial, sans-serif"/>
    <style:font-face style:name="Inconsolata" svg:font-family="Inconsolata, monospace"/>
    <style:font-face style:name="Mangal1" svg:font-family="Mangal"/>
    <style:font-face style:name="Menlo" svg:font-family="Menlo, Monaco, Consolas, 'Courier New', monospace"/>
    <style:font-face style:name="Menlo1" svg:font-family="Menlo, Monaco, Consolas, 'courier new', monospace"/>
    <style:font-face style:name="Monaco" svg:font-family="Monaco, 'DejaVu Sans Mono', 'Courier New', monospace"/>
    <style:font-face style:name="Monaco1" svg:font-family="Monaco, Menlo, Consolas, 'Courier New', monospace"/>
    <style:font-face style:name="Open Sans" svg:font-family="'Open Sans', sans-serif"/>
    <style:font-face style:name="Roboto" svg:font-family="Roboto"/>
    <style:font-face style:name="geomanist book" svg:font-family="'geomanist book', sans-serif"/>
    <style:font-face style:name="helvetica" svg:font-family="helvetica, arial, freesans, clean, sans-serif"/>
    <style:font-face style:name="inherit" svg:font-family="inherit"/>
    <style:font-face style:name="monospace" svg:font-family="monospace"/>
    <style:font-face style:name="monospace1" svg:font-family="monospace, monospace"/>
    <style:font-face style:name="open sans" svg:font-family="'open sans',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11T12:40:37.026000000</dc:date>
    <meta:editing-duration>PT1H15S</meta:editing-duration>
    <meta:editing-cycles>13</meta:editing-cycles>
    <meta:generator>LibreOffice/6.1.2.1$Windows_X86_64 LibreOffice_project/65905a128db06ba48db947242809d14d3f9a93fe</meta:generator>
    <meta:document-statistic meta:table-count="0" meta:image-count="0" meta:object-count="0" meta:page-count="15" meta:paragraph-count="239" meta:word-count="2993" meta:character-count="18838" meta:non-whitespace-character-count="15608"/>
  </office:meta>
</office:document-meta>
</file>